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79.29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7.4pt"/>
    </style:style>
    <style:style style:name="co8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ecological</text:p>
          </table:table-cell>
          <table:table-cell table:style-name="ce1" office:value-type="string" calcext:value-type="string">
            <text:p>economic</text:p>
          </table:table-cell>
          <table:table-cell table:style-name="ce1" office:value-type="string" calcext:value-type="string">
            <text:p>community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hinook_salmon</text:p>
          </table:table-cell>
          <table:table-cell table:formula="of:=VLOOKUP([.A2]; [ids.$A$2:.$B$107];2)" office:value-type="float" office:value="32" calcext:value-type="float">
            <text:p>32</text:p>
          </table:table-cell>
          <table:table-cell office:value-type="string" calcext:value-type="string">
            <text:p>Chinook Salmon</text:p>
          </table:table-cell>
          <table:table-cell office:value-type="float" office:value="40" calcext:value-type="float">
            <text:p>40</text:p>
          </table:table-cell>
          <table:table-cell office:value-type="float" office:value="-125" calcext:value-type="float">
            <text:p>-125</text:p>
          </table:table-cell>
          <table:table-cell office:value-type="float" office:value="2.88" calcext:value-type="float">
            <text:p>2.88</text:p>
          </table:table-cell>
          <table:table-cell office:value-type="float" office:value="3.33" calcext:value-type="float">
            <text:p>3.33</text:p>
          </table:table-cell>
          <table:table-cell office:value-type="float" office:value="3.88" calcext:value-type="float">
            <text:p>3.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ngeness_crab</text:p>
          </table:table-cell>
          <table:table-cell table:formula="of:=VLOOKUP([.A3]; [ids.$A$2:.$B$107];2)" office:value-type="float" office:value="33" calcext:value-type="float">
            <text:p>33</text:p>
          </table:table-cell>
          <table:table-cell office:value-type="string" calcext:value-type="string">
            <text:p>Dungeness Crab</text:p>
          </table:table-cell>
          <table:table-cell office:value-type="float" office:value="38.5" calcext:value-type="float">
            <text:p>38.5</text:p>
          </table:table-cell>
          <table:table-cell office:value-type="float" office:value="-124.25" calcext:value-type="float">
            <text:p>-124.25</text:p>
          </table:table-cell>
          <table:table-cell office:value-type="float" office:value="4.13" calcext:value-type="float">
            <text:p>4.13</text:p>
          </table:table-cell>
          <table:table-cell office:value-type="float" office:value="3.49" calcext:value-type="float">
            <text:p>3.49</text:p>
          </table:table-cell>
          <table:table-cell office:value-type="float" office:value="3.98" calcext:value-type="float">
            <text:p>3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lefish</text:p>
          </table:table-cell>
          <table:table-cell table:formula="of:=VLOOKUP([.A4]; [ids.$A$2:.$B$107];2)" office:value-type="float" office:value="89" calcext:value-type="float">
            <text:p>89</text:p>
          </table:table-cell>
          <table:table-cell office:value-type="string" calcext:value-type="string">
            <text:p>Sablefish</text:p>
          </table:table-cell>
          <table:table-cell office:value-type="float" office:value="37.5" calcext:value-type="float">
            <text:p>37.5</text:p>
          </table:table-cell>
          <table:table-cell office:value-type="float" office:value="-123.65" calcext:value-type="float">
            <text:p>-123.65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ket_squid</text:p>
          </table:table-cell>
          <table:table-cell table:formula="of:=VLOOKUP([.A5]; [ids.$A$2:.$B$107];2)" office:value-type="float" office:value="67" calcext:value-type="float">
            <text:p>67</text:p>
          </table:table-cell>
          <table:table-cell office:value-type="string" calcext:value-type="string">
            <text:p>Market Squid</text:p>
          </table:table-cell>
          <table:table-cell office:value-type="float" office:value="36.5" calcext:value-type="float">
            <text:p>36.5</text:p>
          </table:table-cell>
          <table:table-cell office:value-type="float" office:value="-123.15" calcext:value-type="float">
            <text:p>-123.15</text:p>
          </table:table-cell>
          <table:table-cell office:value-type="float" office:value="4.13" calcext:value-type="float">
            <text:p>4.13</text:p>
          </table:table-cell>
          <table:table-cell office:value-type="float" office:value="3.76" calcext:value-type="float">
            <text:p>3.76</text:p>
          </table:table-cell>
          <table:table-cell office:value-type="float" office:value="4.07" calcext:value-type="float">
            <text:p>4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arshore_finfish</text:p>
          </table:table-cell>
          <table:table-cell table:formula="of:=VLOOKUP([.A6]; [ids.$A$2:.$B$107];2)" office:value-type="float" office:value="78" calcext:value-type="float">
            <text:p>78</text:p>
          </table:table-cell>
          <table:table-cell office:value-type="string" calcext:value-type="string">
            <text:p>Nearshore Finfish</text:p>
          </table:table-cell>
          <table:table-cell office:value-type="float" office:value="35.5" calcext:value-type="float">
            <text:p>35.5</text:p>
          </table:table-cell>
          <table:table-cell office:value-type="float" office:value="-122.15" calcext:value-type="float">
            <text:p>-122.15</text:p>
          </table:table-cell>
          <table:table-cell office:value-type="float" office:value="2.88" calcext:value-type="float">
            <text:p>2.88</text:p>
          </table:table-cell>
          <table:table-cell office:value-type="float" office:value="3.92" calcext:value-type="float">
            <text:p>3.92</text:p>
          </table:table-cell>
          <table:table-cell office:value-type="float" office:value="3.88" calcext:value-type="float">
            <text:p>3.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ot_prawn</text:p>
          </table:table-cell>
          <table:table-cell table:formula="of:=VLOOKUP([.A7]; [ids.$A$2:.$B$107];2)" office:value-type="float" office:value="111" calcext:value-type="float">
            <text:p>111</text:p>
          </table:table-cell>
          <table:table-cell office:value-type="string" calcext:value-type="string">
            <text:p>Spot Prawn</text:p>
          </table:table-cell>
          <table:table-cell office:value-type="float" office:value="33" calcext:value-type="float">
            <text:p>33</text:p>
          </table:table-cell>
          <table:table-cell office:value-type="float" office:value="-120.75" calcext:value-type="float">
            <text:p>-120.75</text:p>
          </table:table-cell>
          <table:table-cell office:value-type="float" office:value="4.38" calcext:value-type="float">
            <text:p>4.38</text:p>
          </table:table-cell>
          <table:table-cell office:value-type="float" office:value="4.04" calcext:value-type="float">
            <text:p>4.04</text:p>
          </table:table-cell>
          <table:table-cell office:value-type="float" office:value="4.07" calcext:value-type="float">
            <text:p>4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_cucumber</text:p>
          </table:table-cell>
          <table:table-cell table:formula="of:=VLOOKUP([.A8]; [ids.$A$2:.$B$107];2)" office:value-type="float" office:value="94" calcext:value-type="float">
            <text:p>94</text:p>
          </table:table-cell>
          <table:table-cell office:value-type="string" calcext:value-type="string">
            <text:p>Sea Cucumber</text:p>
          </table:table-cell>
          <table:table-cell office:value-type="float" office:value="34.1" calcext:value-type="float">
            <text:p>34.1</text:p>
          </table:table-cell>
          <table:table-cell office:value-type="float" office:value="-120.75" calcext:value-type="float">
            <text:p>-120.75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3.93" calcext:value-type="float">
            <text:p>3.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a_urchin</text:p>
          </table:table-cell>
          <table:table-cell table:formula="of:=VLOOKUP([.A9]; [ids.$A$2:.$B$107];2)" office:value-type="float" office:value="95" calcext:value-type="float">
            <text:p>95</text:p>
          </table:table-cell>
          <table:table-cell office:value-type="string" calcext:value-type="string">
            <text:p>Sea Urchin</text:p>
          </table:table-cell>
          <table:table-cell office:value-type="float" office:value="33.9" calcext:value-type="float">
            <text:p>33.9</text:p>
          </table:table-cell>
          <table:table-cell office:value-type="float" office:value="-119.5" calcext:value-type="float">
            <text:p>-119.5</text:p>
          </table:table-cell>
          <table:table-cell office:value-type="float" office:value="3.75" calcext:value-type="float">
            <text:p>3.75</text:p>
          </table:table-cell>
          <table:table-cell office:value-type="float" office:value="3.96" calcext:value-type="float">
            <text:p>3.96</text:p>
          </table:table-cell>
          <table:table-cell office:value-type="float" office:value="3.88" calcext:value-type="float">
            <text:p>3.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ny_lobster</text:p>
          </table:table-cell>
          <table:table-cell table:formula="of:=VLOOKUP([.A10]; [ids.$A$2:.$B$107];2)" office:value-type="float" office:value="110" calcext:value-type="float">
            <text:p>110</text:p>
          </table:table-cell>
          <table:table-cell office:value-type="string" calcext:value-type="string">
            <text:p>Spiny Lobster</text:p>
          </table:table-cell>
          <table:table-cell office:value-type="float" office:value="33" calcext:value-type="float">
            <text:p>33</text:p>
          </table:table-cell>
          <table:table-cell office:value-type="float" office:value="-118.5" calcext:value-type="float">
            <text:p>-118.5</text:p>
          </table:table-cell>
          <table:table-cell office:value-type="float" office:value="3.25" calcext:value-type="float">
            <text:p>3.25</text:p>
          </table:table-cell>
          <table:table-cell office:value-type="float" office:value="3.56" calcext:value-type="float">
            <text:p>3.56</text:p>
          </table:table-cell>
          <table:table-cell office:value-type="float" office:value="4.02" calcext:value-type="float">
            <text:p>4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_crab</text:p>
          </table:table-cell>
          <table:table-cell table:formula="of:=VLOOKUP([.A11]; [ids.$A$2:.$B$107];2)" office:value-type="float" office:value="88" calcext:value-type="float">
            <text:p>88</text:p>
          </table:table-cell>
          <table:table-cell office:value-type="string" calcext:value-type="string">
            <text:p>Rock Crab</text:p>
          </table:table-cell>
          <table:table-cell office:value-type="float" office:value="34.3" calcext:value-type="float">
            <text:p>34.3</text:p>
          </table:table-cell>
          <table:table-cell office:value-type="float" office:value="-122" calcext:value-type="float">
            <text:p>-122</text:p>
          </table:table-cell>
          <table:table-cell office:value-type="float" office:value="3.75" calcext:value-type="float">
            <text:p>3.75</text:p>
          </table:table-cell>
          <table:table-cell office:value-type="float" office:value="3.69" calcext:value-type="float">
            <text:p>3.6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mbia_artisanal_sole_and_catfish</text:p>
          </table:table-cell>
          <table:table-cell table:formula="of:=VLOOKUP([.A12]; [ids.$A$2:.$B$107];2)" office:value-type="float" office:value="40" calcext:value-type="float">
            <text:p>40</text:p>
          </table:table-cell>
          <table:table-cell office:value-type="string" calcext:value-type="string">
            <text:p>Gambia Artisanal Sole and Catfish</text:p>
          </table:table-cell>
          <table:table-cell office:value-type="float" office:value="13.42" calcext:value-type="float">
            <text:p>13.42</text:p>
          </table:table-cell>
          <table:table-cell office:value-type="float" office:value="-17.25" calcext:value-type="float">
            <text:p>-17.25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  <table:table-cell office:value-type="float" office:value="3.38" calcext:value-type="float">
            <text:p>3.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mbia_try_oysters</text:p>
          </table:table-cell>
          <table:table-cell table:formula="of:=VLOOKUP([.A13]; [ids.$A$2:.$B$107];2)" office:value-type="float" office:value="41" calcext:value-type="float">
            <text:p>41</text:p>
          </table:table-cell>
          <table:table-cell office:value-type="string" calcext:value-type="string">
            <text:p>Gambia TRY Oysters</text:p>
          </table:table-cell>
          <table:table-cell office:value-type="float" office:value="13.42" calcext:value-type="float">
            <text:p>13.42</text:p>
          </table:table-cell>
          <table:table-cell office:value-type="float" office:value="-17.958683" calcext:value-type="float">
            <text:p>-17.958683</text:p>
          </table:table-cell>
          <table:table-cell office:value-type="float" office:value="3" calcext:value-type="float">
            <text:p>3</text:p>
          </table:table-cell>
          <table:table-cell office:value-type="float" office:value="2.17" calcext:value-type="float">
            <text:p>2.17</text:p>
          </table:table-cell>
          <table:table-cell office:value-type="float" office:value="2.4" calcext:value-type="float">
            <text:p>2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ana_artisanal</text:p>
          </table:table-cell>
          <table:table-cell table:formula="of:=VLOOKUP([.A14]; [ids.$A$2:.$B$107];2)" office:value-type="float" office:value="42" calcext:value-type="float">
            <text:p>42</text:p>
          </table:table-cell>
          <table:table-cell office:value-type="string" calcext:value-type="string">
            <text:p>Ghana Artisanal</text:p>
          </table:table-cell>
          <table:table-cell office:value-type="float" office:value="4.845139" calcext:value-type="float">
            <text:p>4.845139</text:p>
          </table:table-cell>
          <table:table-cell office:value-type="float" office:value="-0.46335" calcext:value-type="float">
            <text:p>-0.46335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3.36" calcext:value-type="float">
            <text:p>3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ana_axim_artisanal</text:p>
          </table:table-cell>
          <table:table-cell table:formula="of:=VLOOKUP([.A15]; [ids.$A$2:.$B$107];2)" office:value-type="float" office:value="43" calcext:value-type="float">
            <text:p>43</text:p>
          </table:table-cell>
          <table:table-cell office:value-type="string" calcext:value-type="string">
            <text:p>Ghana Axim</text:p>
          </table:table-cell>
          <table:table-cell office:value-type="float" office:value="4.489268" calcext:value-type="float">
            <text:p>4.489268</text:p>
          </table:table-cell>
          <table:table-cell office:value-type="float" office:value="-2.748506" calcext:value-type="float">
            <text:p>-2.748506</text:p>
          </table:table-cell>
          <table:table-cell office:value-type="float" office:value="2.5" calcext:value-type="float">
            <text:p>2.5</text:p>
          </table:table-cell>
          <table:table-cell office:value-type="float" office:value="2.79" calcext:value-type="float">
            <text:p>2.79</text:p>
          </table:table-cell>
          <table:table-cell office:value-type="float" office:value="4.19" calcext:value-type="float">
            <text:p>4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nya_shimoni_artisanal</text:p>
          </table:table-cell>
          <table:table-cell table:formula="of:=VLOOKUP([.A16]; [ids.$A$2:.$B$107];2)" office:value-type="float" office:value="56" calcext:value-type="float">
            <text:p>56</text:p>
          </table:table-cell>
          <table:table-cell office:value-type="string" calcext:value-type="string">
            <text:p>Kenya Shimoni Artisanal</text:p>
          </table:table-cell>
          <table:table-cell office:value-type="float" office:value="-4.537789" calcext:value-type="float">
            <text:p>-4.537789</text:p>
          </table:table-cell>
          <table:table-cell office:value-type="float" office:value="39.944896" calcext:value-type="float">
            <text:p>39.944896</text:p>
          </table:table-cell>
          <table:table-cell office:value-type="float" office:value="2.63" calcext:value-type="float">
            <text:p>2.63</text:p>
          </table:table-cell>
          <table:table-cell office:value-type="float" office:value="2.46" calcext:value-type="float">
            <text:p>2.46</text:p>
          </table:table-cell>
          <table:table-cell office:value-type="float" office:value="3.29" calcext:value-type="float">
            <text:p>3.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nya_octopus</text:p>
          </table:table-cell>
          <table:table-cell table:formula="of:=VLOOKUP([.A17]; [ids.$A$2:.$B$107];2)" office:value-type="float" office:value="55" calcext:value-type="float">
            <text:p>55</text:p>
          </table:table-cell>
          <table:table-cell office:value-type="string" calcext:value-type="string">
            <text:p>Kenya Octopus</text:p>
          </table:table-cell>
          <table:table-cell office:value-type="float" office:value="-3.3" calcext:value-type="float">
            <text:p>-3.3</text:p>
          </table:table-cell>
          <table:table-cell office:value-type="float" office:value="40.4" calcext:value-type="float">
            <text:p>40.4</text:p>
          </table:table-cell>
          <table:table-cell office:value-type="float" office:value="2.38" calcext:value-type="float">
            <text:p>2.38</text:p>
          </table:table-cell>
          <table:table-cell office:value-type="float" office:value="3.39" calcext:value-type="float">
            <text:p>3.39</text:p>
          </table:table-cell>
          <table:table-cell office:value-type="float" office:value="3.74" calcext:value-type="float">
            <text:p>3.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eria_westpoint_artisanal</text:p>
          </table:table-cell>
          <table:table-cell table:formula="of:=VLOOKUP([.A18]; [ids.$A$2:.$B$107];2)" office:value-type="float" office:value="61" calcext:value-type="float">
            <text:p>61</text:p>
          </table:table-cell>
          <table:table-cell office:value-type="string" calcext:value-type="string">
            <text:p>Liberia Westpoint Artisanal</text:p>
          </table:table-cell>
          <table:table-cell office:value-type="float" office:value="6.192568" calcext:value-type="float">
            <text:p>6.192568</text:p>
          </table:table-cell>
          <table:table-cell office:value-type="float" office:value="-11.172748" calcext:value-type="float">
            <text:p>-11.172748</text:p>
          </table:table-cell>
          <table:table-cell office:value-type="float" office:value="2.38" calcext:value-type="float">
            <text:p>2.38</text:p>
          </table:table-cell>
          <table:table-cell office:value-type="float" office:value="2.4" calcext:value-type="float">
            <text:p>2.4</text:p>
          </table:table-cell>
          <table:table-cell office:value-type="float" office:value="3.12" calcext:value-type="float">
            <text:p>3.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eria_robertsport_artisanal</text:p>
          </table:table-cell>
          <table:table-cell table:formula="of:=VLOOKUP([.A19]; [ids.$A$2:.$B$107];2)" office:value-type="float" office:value="59" calcext:value-type="float">
            <text:p>59</text:p>
          </table:table-cell>
          <table:table-cell office:value-type="string" calcext:value-type="string">
            <text:p>Liberia Robertsport Artisanal</text:p>
          </table:table-cell>
          <table:table-cell office:value-type="float" office:value="6.596532" calcext:value-type="float">
            <text:p>6.596532</text:p>
          </table:table-cell>
          <table:table-cell office:value-type="float" office:value="-11.584735" calcext:value-type="float">
            <text:p>-11.584735</text:p>
          </table:table-cell>
          <table:table-cell office:value-type="float" office:value="3.5" calcext:value-type="float">
            <text:p>3.5</text:p>
          </table:table-cell>
          <table:table-cell office:value-type="float" office:value="2.96" calcext:value-type="float">
            <text:p>2.96</text:p>
          </table:table-cell>
          <table:table-cell office:value-type="float" office:value="3.79" calcext:value-type="float">
            <text:p>3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eria_semi-industrial</text:p>
          </table:table-cell>
          <table:table-cell table:formula="of:=VLOOKUP([.A20]; [ids.$A$2:.$B$107];2)" office:value-type="float" office:value="60" calcext:value-type="float">
            <text:p>60</text:p>
          </table:table-cell>
          <table:table-cell office:value-type="string" calcext:value-type="string">
            <text:p>Liberia Semi-Industrial</text:p>
          </table:table-cell>
          <table:table-cell office:value-type="float" office:value="5.766433" calcext:value-type="float">
            <text:p>5.766433</text:p>
          </table:table-cell>
          <table:table-cell office:value-type="float" office:value="-10.370746" calcext:value-type="float">
            <text:p>-10.370746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wi_lake_chiuta</text:p>
          </table:table-cell>
          <table:table-cell table:formula="of:=VLOOKUP([.A21]; [ids.$A$2:.$B$107];2)" office:value-type="float" office:value="66" calcext:value-type="float">
            <text:p>66</text:p>
          </table:table-cell>
          <table:table-cell office:value-type="string" calcext:value-type="string">
            <text:p>Malawi Lake Chiuta</text:p>
          </table:table-cell>
          <table:table-cell office:value-type="float" office:value="-14.800886" calcext:value-type="float">
            <text:p>-14.800886</text:p>
          </table:table-cell>
          <table:table-cell office:value-type="float" office:value="35.865439" calcext:value-type="float">
            <text:p>35.865439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3.33" calcext:value-type="float">
            <text:p>3.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occo_central_zone</text:p>
          </table:table-cell>
          <table:table-cell table:formula="of:=VLOOKUP([.A22]; [ids.$A$2:.$B$107];2)" office:value-type="float" office:value="69" calcext:value-type="float">
            <text:p>69</text:p>
          </table:table-cell>
          <table:table-cell office:value-type="string" calcext:value-type="string">
            <text:p>Morocco Central Zone</text:p>
          </table:table-cell>
          <table:table-cell office:value-type="float" office:value="30.813943" calcext:value-type="float">
            <text:p>30.813943</text:p>
          </table:table-cell>
          <table:table-cell office:value-type="float" office:value="-10.986501" calcext:value-type="float">
            <text:p>-10.986501</text:p>
          </table:table-cell>
          <table:table-cell office:value-type="float" office:value="3.06" calcext:value-type="float">
            <text:p>3.06</text:p>
          </table:table-cell>
          <table:table-cell office:value-type="float" office:value="3.22" calcext:value-type="float">
            <text:p>3.22</text:p>
          </table:table-cell>
          <table:table-cell office:value-type="float" office:value="4.31" calcext:value-type="float">
            <text:p>4.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occo_southern_zone</text:p>
          </table:table-cell>
          <table:table-cell table:formula="of:=VLOOKUP([.A23]; [ids.$A$2:.$B$107];2)" office:value-type="float" office:value="70" calcext:value-type="float">
            <text:p>70</text:p>
          </table:table-cell>
          <table:table-cell office:value-type="string" calcext:value-type="string">
            <text:p>Morocco Southern Zone</text:p>
          </table:table-cell>
          <table:table-cell office:value-type="float" office:value="26.142019" calcext:value-type="float">
            <text:p>26.142019</text:p>
          </table:table-cell>
          <table:table-cell office:value-type="float" office:value="-16.303884" calcext:value-type="float">
            <text:p>-16.303884</text:p>
          </table:table-cell>
          <table:table-cell office:value-type="float" office:value="3.69" calcext:value-type="float">
            <text:p>3.69</text:p>
          </table:table-cell>
          <table:table-cell office:value-type="float" office:value="3.6" calcext:value-type="float">
            <text:p>3.6</text:p>
          </table:table-cell>
          <table:table-cell office:value-type="float" office:value="3.75" calcext:value-type="float">
            <text:p>3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egal_artisanal</text:p>
          </table:table-cell>
          <table:table-cell table:formula="of:=VLOOKUP([.A24]; [ids.$A$2:.$B$107];2)" office:value-type="float" office:value="97" calcext:value-type="float">
            <text:p>97</text:p>
          </table:table-cell>
          <table:table-cell office:value-type="string" calcext:value-type="string">
            <text:p>Senegal Artisanal</text:p>
          </table:table-cell>
          <table:table-cell office:value-type="float" office:value="14.659583" calcext:value-type="float">
            <text:p>14.659583</text:p>
          </table:table-cell>
          <table:table-cell office:value-type="float" office:value="-18.101505" calcext:value-type="float">
            <text:p>-18.101505</text:p>
          </table:table-cell>
          <table:table-cell office:value-type="float" office:value="2.5" calcext:value-type="float">
            <text:p>2.5</text:p>
          </table:table-cell>
          <table:table-cell office:value-type="float" office:value="3.39" calcext:value-type="float">
            <text:p>3.39</text:p>
          </table:table-cell>
          <table:table-cell office:value-type="float" office:value="3.76" calcext:value-type="float">
            <text:p>3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egal_ngaparou_artisanal</text:p>
          </table:table-cell>
          <table:table-cell table:formula="of:=VLOOKUP([.A25]; [ids.$A$2:.$B$107];2)" office:value-type="float" office:value="98" calcext:value-type="float">
            <text:p>98</text:p>
          </table:table-cell>
          <table:table-cell office:value-type="string" calcext:value-type="string">
            <text:p>Senegal Ngaparou Artisanal</text:p>
          </table:table-cell>
          <table:table-cell office:value-type="float" office:value="14.310286" calcext:value-type="float">
            <text:p>14.310286</text:p>
          </table:table-cell>
          <table:table-cell office:value-type="float" office:value="-17.409366" calcext:value-type="float">
            <text:p>-17.409366</text:p>
          </table:table-cell>
          <table:table-cell office:value-type="float" office:value="2.63" calcext:value-type="float">
            <text:p>2.63</text:p>
          </table:table-cell>
          <table:table-cell office:value-type="float" office:value="2.64" calcext:value-type="float">
            <text:p>2.64</text:p>
          </table:table-cell>
          <table:table-cell office:value-type="float" office:value="3.52" calcext:value-type="float">
            <text:p>3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rra_leone_sherbro</text:p>
          </table:table-cell>
          <table:table-cell table:formula="of:=VLOOKUP([.A26]; [ids.$A$2:.$B$107];2)" office:value-type="float" office:value="105" calcext:value-type="float">
            <text:p>105</text:p>
          </table:table-cell>
          <table:table-cell office:value-type="string" calcext:value-type="string">
            <text:p>Sierra Leone Sherbro</text:p>
          </table:table-cell>
          <table:table-cell office:value-type="float" office:value="7.468817" calcext:value-type="float">
            <text:p>7.468817</text:p>
          </table:table-cell>
          <table:table-cell office:value-type="float" office:value="-12.996478" calcext:value-type="float">
            <text:p>-12.996478</text:p>
          </table:table-cell>
          <table:table-cell office:value-type="float" office:value="2.63" calcext:value-type="float">
            <text:p>2.63</text:p>
          </table:table-cell>
          <table:table-cell office:value-type="float" office:value="2.72" calcext:value-type="float">
            <text:p>2.72</text:p>
          </table:table-cell>
          <table:table-cell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rra_leone_tombo</text:p>
          </table:table-cell>
          <table:table-cell table:formula="of:=VLOOKUP([.A27]; [ids.$A$2:.$B$107];2)" office:value-type="float" office:value="106" calcext:value-type="float">
            <text:p>106</text:p>
          </table:table-cell>
          <table:table-cell office:value-type="string" calcext:value-type="string">
            <text:p>Sierre Leone Tombo</text:p>
          </table:table-cell>
          <table:table-cell office:value-type="float" office:value="8.062079" calcext:value-type="float">
            <text:p>8.062079</text:p>
          </table:table-cell>
          <table:table-cell office:value-type="float" office:value="-13.073382" calcext:value-type="float">
            <text:p>-13.07338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.88" calcext:value-type="float">
            <text:p>3.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ganda_lake_victoria_dagaa</text:p>
          </table:table-cell>
          <table:table-cell table:formula="of:=VLOOKUP([.A28]; [ids.$A$2:.$B$107];2)" office:value-type="float" office:value="120" calcext:value-type="float">
            <text:p>120</text:p>
          </table:table-cell>
          <table:table-cell office:value-type="string" calcext:value-type="string">
            <text:p>Uganda Lake Victoria Dagaa</text:p>
          </table:table-cell>
          <table:table-cell office:value-type="float" office:value="-0.451243" calcext:value-type="float">
            <text:p>-0.451243</text:p>
          </table:table-cell>
          <table:table-cell office:value-type="float" office:value="33.020296" calcext:value-type="float">
            <text:p>33.020296</text:p>
          </table:table-cell>
          <table:table-cell office:value-type="float" office:value="4.25" calcext:value-type="float">
            <text:p>4.25</text:p>
          </table:table-cell>
          <table:table-cell office:value-type="float" office:value="2.93" calcext:value-type="float">
            <text:p>2.93</text:p>
          </table:table-cell>
          <table:table-cell office:value-type="float" office:value="3.33" calcext:value-type="float">
            <text:p>3.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ganda_lake_victoria_tilapia</text:p>
          </table:table-cell>
          <table:table-cell table:formula="of:=VLOOKUP([.A29]; [ids.$A$2:.$B$107];2)" office:value-type="float" office:value="121" calcext:value-type="float">
            <text:p>121</text:p>
          </table:table-cell>
          <table:table-cell office:value-type="string" calcext:value-type="string">
            <text:p>Uganda Lake Victoria Tilapia</text:p>
          </table:table-cell>
          <table:table-cell office:value-type="float" office:value="-1.140316" calcext:value-type="float">
            <text:p>-1.140316</text:p>
          </table:table-cell>
          <table:table-cell office:value-type="float" office:value="32.826649" calcext:value-type="float">
            <text:p>32.826649</text:p>
          </table:table-cell>
          <table:table-cell office:value-type="float" office:value="4.25" calcext:value-type="float">
            <text:p>4.25</text:p>
          </table:table-cell>
          <table:table-cell office:value-type="float" office:value="3.06" calcext:value-type="float">
            <text:p>3.06</text:p>
          </table:table-cell>
          <table:table-cell office:value-type="float" office:value="3.29" calcext:value-type="float">
            <text:p>3.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ganda_nile_perch</text:p>
          </table:table-cell>
          <table:table-cell table:formula="of:=VLOOKUP([.A30]; [ids.$A$2:.$B$107];2)" office:value-type="float" office:value="122" calcext:value-type="float">
            <text:p>122</text:p>
          </table:table-cell>
          <table:table-cell office:value-type="string" calcext:value-type="string">
            <text:p>Uganda Nile Perch</text:p>
          </table:table-cell>
          <table:table-cell office:value-type="float" office:value="-1.5" calcext:value-type="float">
            <text:p>-1.5</text:p>
          </table:table-cell>
          <table:table-cell office:value-type="float" office:value="32.178456" calcext:value-type="float">
            <text:p>32.178456</text:p>
          </table:table-cell>
          <table:table-cell office:value-type="float" office:value="2.75" calcext:value-type="float">
            <text:p>2.75</text:p>
          </table:table-cell>
          <table:table-cell office:value-type="float" office:value="3.39" calcext:value-type="float">
            <text:p>3.39</text:p>
          </table:table-cell>
          <table:table-cell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mp_artisanal</text:p>
          </table:table-cell>
          <table:table-cell table:formula="of:=VLOOKUP([.A31]; [ids.$A$2:.$B$107];2)" office:value-type="float" office:value="102" calcext:value-type="float">
            <text:p>102</text:p>
          </table:table-cell>
          <table:table-cell office:value-type="string" calcext:value-type="string">
            <text:p>Columbia Shrimp Artisanal</text:p>
          </table:table-cell>
          <table:table-cell office:value-type="float" office:value="6.007321" calcext:value-type="float">
            <text:p>6.007321</text:p>
          </table:table-cell>
          <table:table-cell office:value-type="float" office:value="-79.750257" calcext:value-type="float">
            <text:p>-79.750257</text:p>
          </table:table-cell>
          <table:table-cell office:value-type="float" office:value="2.25" calcext:value-type="float">
            <text:p>2.25</text:p>
          </table:table-cell>
          <table:table-cell office:value-type="float" office:value="2.81" calcext:value-type="float">
            <text:p>2.81</text:p>
          </table:table-cell>
          <table:table-cell office:value-type="float" office:value="4.18" calcext:value-type="float">
            <text:p>4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mp_industrial</text:p>
          </table:table-cell>
          <table:table-cell table:formula="of:=VLOOKUP([.A32]; [ids.$A$2:.$B$107];2)" office:value-type="float" office:value="103" calcext:value-type="float">
            <text:p>103</text:p>
          </table:table-cell>
          <table:table-cell office:value-type="string" calcext:value-type="string">
            <text:p>Colombia Shrimp Industrial</text:p>
          </table:table-cell>
          <table:table-cell office:value-type="float" office:value="4.905359" calcext:value-type="float">
            <text:p>4.905359</text:p>
          </table:table-cell>
          <table:table-cell office:value-type="float" office:value="-80.396452" calcext:value-type="float">
            <text:p>-80.396452</text:p>
          </table:table-cell>
          <table:table-cell office:value-type="float" office:value="2.38" calcext:value-type="float">
            <text:p>2.38</text:p>
          </table:table-cell>
          <table:table-cell office:value-type="float" office:value="3.25" calcext:value-type="float">
            <text:p>3.25</text:p>
          </table:table-cell>
          <table:table-cell office:value-type="float" office:value="4.29" calcext:value-type="float">
            <text:p>4.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ustrial_tuna</text:p>
          </table:table-cell>
          <table:table-cell table:formula="of:=VLOOKUP([.A33]; [ids.$A$2:.$B$107];2)" office:value-type="float" office:value="49" calcext:value-type="float">
            <text:p>49</text:p>
          </table:table-cell>
          <table:table-cell office:value-type="string" calcext:value-type="string">
            <text:p>Ecuador Industrial Tuna</text:p>
          </table:table-cell>
          <table:table-cell office:value-type="float" office:value="-0.257219" calcext:value-type="float">
            <text:p>-0.257219</text:p>
          </table:table-cell>
          <table:table-cell office:value-type="float" office:value="-83.035502" calcext:value-type="float">
            <text:p>-83.035502</text:p>
          </table:table-cell>
          <table:table-cell table:number-columns-repeated="2" office:value-type="float" office:value="3.88" calcext:value-type="float">
            <text:p>3.88</text:p>
          </table:table-cell>
          <table:table-cell office:value-type="float" office:value="4.31" calcext:value-type="float">
            <text:p>4.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paz_bivalves</text:p>
          </table:table-cell>
          <table:table-cell table:formula="of:=VLOOKUP([.A34]; [ids.$A$2:.$B$107];2)" office:value-type="float" office:value="57" calcext:value-type="float">
            <text:p>57</text:p>
          </table:table-cell>
          <table:table-cell office:value-type="string" calcext:value-type="string">
            <text:p>Mexico La Paz Bivalves</text:p>
          </table:table-cell>
          <table:table-cell office:value-type="float" office:value="26.667472" calcext:value-type="float">
            <text:p>26.667472</text:p>
          </table:table-cell>
          <table:table-cell office:value-type="float" office:value="-110.52122" calcext:value-type="float">
            <text:p>-110.52122</text:p>
          </table:table-cell>
          <table:table-cell office:value-type="float" office:value="2.38" calcext:value-type="float">
            <text:p>2.38</text:p>
          </table:table-cell>
          <table:table-cell office:value-type="float" office:value="2.49" calcext:value-type="float">
            <text:p>2.49</text:p>
          </table:table-cell>
          <table:table-cell office:value-type="float" office:value="3.45" calcext:value-type="float">
            <text:p>3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paz_chocolata</text:p>
          </table:table-cell>
          <table:table-cell table:formula="of:=VLOOKUP([.A35]; [ids.$A$2:.$B$107];2)" office:value-type="float" office:value="58" calcext:value-type="float">
            <text:p>58</text:p>
          </table:table-cell>
          <table:table-cell office:value-type="string" calcext:value-type="string">
            <text:p>Mexico La Paz Bay Chocolata</text:p>
          </table:table-cell>
          <table:table-cell office:value-type="float" office:value="24.268098" calcext:value-type="float">
            <text:p>24.268098</text:p>
          </table:table-cell>
          <table:table-cell office:value-type="float" office:value="-109.452236" calcext:value-type="float">
            <text:p>-109.452236</text:p>
          </table:table-cell>
          <table:table-cell office:value-type="float" office:value="3" calcext:value-type="float">
            <text:p>3</text:p>
          </table:table-cell>
          <table:table-cell office:value-type="float" office:value="2.76" calcext:value-type="float">
            <text:p>2.76</text:p>
          </table:table-cell>
          <table:table-cell office:value-type="float" office:value="3.93" calcext:value-type="float">
            <text:p>3.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se_seine_tuna</text:p>
          </table:table-cell>
          <table:table-cell table:formula="of:=VLOOKUP([.A36]; [ids.$A$2:.$B$107];2)" office:value-type="float" office:value="87" calcext:value-type="float">
            <text:p>87</text:p>
          </table:table-cell>
          <table:table-cell office:value-type="string" calcext:value-type="string">
            <text:p>Mexico Purse Seine Tuna</text:p>
          </table:table-cell>
          <table:table-cell office:value-type="float" office:value="19.80315" calcext:value-type="float">
            <text:p>19.80315</text:p>
          </table:table-cell>
          <table:table-cell office:value-type="float" office:value="-109.568574" calcext:value-type="float">
            <text:p>-109.568574</text:p>
          </table:table-cell>
          <table:table-cell office:value-type="float" office:value="3.38" calcext:value-type="float">
            <text:p>3.38</text:p>
          </table:table-cell>
          <table:table-cell office:value-type="float" office:value="4.26" calcext:value-type="float">
            <text:p>4.26</text:p>
          </table:table-cell>
          <table:table-cell office:value-type="float" office:value="4.67" calcext:value-type="float">
            <text:p>4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chovy</text:p>
          </table:table-cell>
          <table:table-cell table:formula="of:=VLOOKUP([.A37]; [ids.$A$2:.$B$107];2)" office:value-type="float" office:value="23" calcext:value-type="float">
            <text:p>23</text:p>
          </table:table-cell>
          <table:table-cell office:value-type="string" calcext:value-type="string">
            <text:p>Peru Anchovy</text:p>
          </table:table-cell>
          <table:table-cell office:value-type="float" office:value="-10.698497" calcext:value-type="float">
            <text:p>-10.698497</text:p>
          </table:table-cell>
          <table:table-cell office:value-type="float" office:value="-80.487562" calcext:value-type="float">
            <text:p>-80.487562</text:p>
          </table:table-cell>
          <table:table-cell office:value-type="float" office:value="3" calcext:value-type="float">
            <text:p>3</text:p>
          </table:table-cell>
          <table:table-cell office:value-type="float" office:value="3.68" calcext:value-type="float">
            <text:p>3.68</text:p>
          </table:table-cell>
          <table:table-cell office:value-type="float" office:value="3.98" calcext:value-type="float">
            <text:p>3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_pollock</text:p>
          </table:table-cell>
          <table:table-cell table:formula="of:=VLOOKUP([.A38]; [ids.$A$2:.$B$107];2)" office:value-type="float" office:value="21" calcext:value-type="float">
            <text:p>21</text:p>
          </table:table-cell>
          <table:table-cell office:value-type="string" calcext:value-type="string">
            <text:p>Alaska Pollock</text:p>
          </table:table-cell>
          <table:table-cell office:value-type="float" office:value="56.349602" calcext:value-type="float">
            <text:p>56.349602</text:p>
          </table:table-cell>
          <table:table-cell office:value-type="float" office:value="-167.723229" calcext:value-type="float">
            <text:p>-167.723229</text:p>
          </table:table-cell>
          <table:table-cell office:value-type="float" office:value="4.88" calcext:value-type="float">
            <text:p>4.88</text:p>
          </table:table-cell>
          <table:table-cell office:value-type="float" office:value="4.38" calcext:value-type="float">
            <text:p>4.38</text:p>
          </table:table-cell>
          <table:table-cell office:value-type="float" office:value="3.52" calcext:value-type="float">
            <text:p>3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uisiana_shrimp</text:p>
          </table:table-cell>
          <table:table-cell table:formula="of:=VLOOKUP([.A39]; [ids.$A$2:.$B$107];2)" office:value-type="float" office:value="64" calcext:value-type="float">
            <text:p>64</text:p>
          </table:table-cell>
          <table:table-cell office:value-type="string" calcext:value-type="string">
            <text:p>Louisiana Shrimp</text:p>
          </table:table-cell>
          <table:table-cell office:value-type="float" office:value="28.625209" calcext:value-type="float">
            <text:p>28.625209</text:p>
          </table:table-cell>
          <table:table-cell office:value-type="float" office:value="-90.490466" calcext:value-type="float">
            <text:p>-90.490466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  <table:table-cell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_salmon</text:p>
          </table:table-cell>
          <table:table-cell table:formula="of:=VLOOKUP([.A40]; [ids.$A$2:.$B$107];2)" office:value-type="float" office:value="22" calcext:value-type="float">
            <text:p>22</text:p>
          </table:table-cell>
          <table:table-cell office:value-type="string" calcext:value-type="string">
            <text:p>Alaska Salmon</text:p>
          </table:table-cell>
          <table:table-cell office:value-type="float" office:value="58.923187" calcext:value-type="float">
            <text:p>58.923187</text:p>
          </table:table-cell>
          <table:table-cell office:value-type="float" office:value="-162.812096" calcext:value-type="float">
            <text:p>-162.812096</text:p>
          </table:table-cell>
          <table:table-cell office:value-type="float" office:value="4.88" calcext:value-type="float">
            <text:p>4.88</text:p>
          </table:table-cell>
          <table:table-cell office:value-type="float" office:value="2.86" calcext:value-type="float">
            <text:p>2.86</text:p>
          </table:table-cell>
          <table:table-cell office:value-type="float" office:value="3.4" calcext:value-type="float">
            <text:p>3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_groundfish</text:p>
          </table:table-cell>
          <table:table-cell table:formula="of:=VLOOKUP([.A41]; [ids.$A$2:.$B$107];2)" office:value-type="float" office:value="78" calcext:value-type="float">
            <text:p>78</text:p>
          </table:table-cell>
          <table:table-cell office:value-type="string" calcext:value-type="string">
            <text:p>Northeast Groundfish</text:p>
          </table:table-cell>
          <table:table-cell office:value-type="float" office:value="42.48795" calcext:value-type="float">
            <text:p>42.48795</text:p>
          </table:table-cell>
          <table:table-cell office:value-type="float" office:value="-69.60087" calcext:value-type="float">
            <text:p>-69.60087</text:p>
          </table:table-cell>
          <table:table-cell office:value-type="float" office:value="2.5" calcext:value-type="float">
            <text:p>2.5</text:p>
          </table:table-cell>
          <table:table-cell office:value-type="float" office:value="3.42" calcext:value-type="float">
            <text:p>3.42</text:p>
          </table:table-cell>
          <table:table-cell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_dungeness_crab</text:p>
          </table:table-cell>
          <table:table-cell table:formula="of:=VLOOKUP([.A42]; [ids.$A$2:.$B$107];2)" office:value-type="float" office:value="82" calcext:value-type="float">
            <text:p>82</text:p>
          </table:table-cell>
          <table:table-cell office:value-type="string" calcext:value-type="string">
            <text:p>Oregon Dungeness Crab</text:p>
          </table:table-cell>
          <table:table-cell office:value-type="float" office:value="45.126981" calcext:value-type="float">
            <text:p>45.126981</text:p>
          </table:table-cell>
          <table:table-cell office:value-type="float" office:value="-125.517987" calcext:value-type="float">
            <text:p>-125.517987</text:p>
          </table:table-cell>
          <table:table-cell office:value-type="float" office:value="4.63" calcext:value-type="float">
            <text:p>4.63</text:p>
          </table:table-cell>
          <table:table-cell office:value-type="float" office:value="3.33" calcext:value-type="float">
            <text:p>3.33</text:p>
          </table:table-cell>
          <table:table-cell office:value-type="float" office:value="3.48" calcext:value-type="float">
            <text:p>3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_crab</text:p>
          </table:table-cell>
          <table:table-cell table:formula="of:=VLOOKUP([.A43]; [ids.$A$2:.$B$107];2)" office:value-type="float" office:value="19" calcext:value-type="float">
            <text:p>19</text:p>
          </table:table-cell>
          <table:table-cell office:value-type="string" calcext:value-type="string">
            <text:p>Alaska Crab</text:p>
          </table:table-cell>
          <table:table-cell office:value-type="float" office:value="58.664182" calcext:value-type="float">
            <text:p>58.664182</text:p>
          </table:table-cell>
          <table:table-cell office:value-type="float" office:value="-171.642374" calcext:value-type="float">
            <text:p>-171.642374</text:p>
          </table:table-cell>
          <table:table-cell office:value-type="float" office:value="4.25" calcext:value-type="float">
            <text:p>4.25</text:p>
          </table:table-cell>
          <table:table-cell office:value-type="float" office:value="4.44" calcext:value-type="float">
            <text:p>4.44</text:p>
          </table:table-cell>
          <table:table-cell office:value-type="float" office:value="3.71" calcext:value-type="float">
            <text:p>3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_halibut</text:p>
          </table:table-cell>
          <table:table-cell table:formula="of:=VLOOKUP([.A44]; [ids.$A$2:.$B$107];2)" office:value-type="float" office:value="20" calcext:value-type="float">
            <text:p>20</text:p>
          </table:table-cell>
          <table:table-cell office:value-type="string" calcext:value-type="string">
            <text:p>Alaska Halibut</text:p>
          </table:table-cell>
          <table:table-cell office:value-type="float" office:value="58.675757" calcext:value-type="float">
            <text:p>58.675757</text:p>
          </table:table-cell>
          <table:table-cell office:value-type="float" office:value="-150.375991" calcext:value-type="float">
            <text:p>-150.375991</text:p>
          </table:table-cell>
          <table:table-cell office:value-type="float" office:value="4.88" calcext:value-type="float">
            <text:p>4.88</text:p>
          </table:table-cell>
          <table:table-cell office:value-type="float" office:value="4.01" calcext:value-type="float">
            <text:p>4.01</text:p>
          </table:table-cell>
          <table:table-cell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cific_groundfish</text:p>
          </table:table-cell>
          <table:table-cell table:formula="of:=VLOOKUP([.A45]; [ids.$A$2:.$B$107];2)" office:value-type="float" office:value="84" calcext:value-type="float">
            <text:p>84</text:p>
          </table:table-cell>
          <table:table-cell office:value-type="string" calcext:value-type="string">
            <text:p>Pacific Groundfish</text:p>
          </table:table-cell>
          <table:table-cell office:value-type="float" office:value="42.419284" calcext:value-type="float">
            <text:p>42.419284</text:p>
          </table:table-cell>
          <table:table-cell office:value-type="float" office:value="-126.048231" calcext:value-type="float">
            <text:p>-126.048231</text:p>
          </table:table-cell>
          <table:table-cell office:value-type="float" office:value="3.75" calcext:value-type="float">
            <text:p>3.75</text:p>
          </table:table-cell>
          <table:table-cell office:value-type="float" office:value="3.82" calcext:value-type="float">
            <text:p>3.82</text:p>
          </table:table-cell>
          <table:table-cell office:value-type="float" office:value="3.45" calcext:value-type="float">
            <text:p>3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m_snapper</text:p>
          </table:table-cell>
          <table:table-cell table:formula="of:=VLOOKUP([.A46]; [ids.$A$2:.$B$107];2)" office:value-type="float" office:value="44" calcext:value-type="float">
            <text:p>44</text:p>
          </table:table-cell>
          <table:table-cell office:value-type="string" calcext:value-type="string">
            <text:p>GoM Snapper</text:p>
          </table:table-cell>
          <table:table-cell office:value-type="float" office:value="29.697035" calcext:value-type="float">
            <text:p>29.697035</text:p>
          </table:table-cell>
          <table:table-cell office:value-type="float" office:value="-86.66836" calcext:value-type="float">
            <text:p>-86.66836</text:p>
          </table:table-cell>
          <table:table-cell office:value-type="float" office:value="2.88" calcext:value-type="float">
            <text:p>2.88</text:p>
          </table:table-cell>
          <table:table-cell office:value-type="float" office:value="3.79" calcext:value-type="float">
            <text:p>3.79</text:p>
          </table:table-cell>
          <table:table-cell office:value-type="float" office:value="3.83" calcext:value-type="float">
            <text:p>3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_sl_skipjack_tuna</text:p>
          </table:table-cell>
          <table:table-cell table:formula="of:=VLOOKUP([.A47]; [ids.$A$2:.$B$107];2)" office:value-type="float" office:value="93" calcext:value-type="float">
            <text:p>93</text:p>
          </table:table-cell>
          <table:table-cell office:value-type="string" calcext:value-type="string">
            <text:p>SE Sulawesi Skipjack Tuna</text:p>
          </table:table-cell>
          <table:table-cell office:value-type="float" office:value="-4.534977" calcext:value-type="float">
            <text:p>-4.534977</text:p>
          </table:table-cell>
          <table:table-cell office:value-type="float" office:value="122.532078" calcext:value-type="float">
            <text:p>122.532078</text:p>
          </table:table-cell>
          <table:table-cell office:value-type="float" office:value="4.13" calcext:value-type="float">
            <text:p>4.13</text:p>
          </table:table-cell>
          <table:table-cell office:value-type="float" office:value="3.15" calcext:value-type="float">
            <text:p>3.15</text:p>
          </table:table-cell>
          <table:table-cell office:value-type="float" office:value="4.05" calcext:value-type="float">
            <text:p>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k_shark</text:p>
          </table:table-cell>
          <table:table-cell table:formula="of:=VLOOKUP([.A48]; [ids.$A$2:.$B$107];2)" office:value-type="float" office:value="62" calcext:value-type="float">
            <text:p>62</text:p>
          </table:table-cell>
          <table:table-cell office:value-type="string" calcext:value-type="string">
            <text:p>Lombok Shark</text:p>
          </table:table-cell>
          <table:table-cell office:value-type="float" office:value="-9.214523" calcext:value-type="float">
            <text:p>-9.214523</text:p>
          </table:table-cell>
          <table:table-cell office:value-type="float" office:value="115.580407" calcext:value-type="float">
            <text:p>115.580407</text:p>
          </table:table-cell>
          <table:table-cell office:value-type="float" office:value="3.88" calcext:value-type="float">
            <text:p>3.88</text:p>
          </table:table-cell>
          <table:table-cell office:value-type="float" office:value="2.78" calcext:value-type="float">
            <text:p>2.78</text:p>
          </table:table-cell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_sb_yellowfin_tuna</text:p>
          </table:table-cell>
          <table:table-cell table:formula="of:=VLOOKUP([.A49]; [ids.$A$2:.$B$107];2)" office:value-type="float" office:value="88" calcext:value-type="float">
            <text:p>88</text:p>
          </table:table-cell>
          <table:table-cell office:value-type="string" calcext:value-type="string">
            <text:p>S Sumbawa Yellowfin Tuna</text:p>
          </table:table-cell>
          <table:table-cell office:value-type="float" office:value="-9.880516" calcext:value-type="float">
            <text:p>-9.880516</text:p>
          </table:table-cell>
          <table:table-cell office:value-type="float" office:value="116.774507" calcext:value-type="float">
            <text:p>116.774507</text:p>
          </table:table-cell>
          <table:table-cell office:value-type="float" office:value="3.5" calcext:value-type="float">
            <text:p>3.5</text:p>
          </table:table-cell>
          <table:table-cell office:value-type="float" office:value="3.23" calcext:value-type="float">
            <text:p>3.23</text:p>
          </table:table-cell>
          <table:table-cell office:value-type="float" office:value="4.05" calcext:value-type="float">
            <text:p>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sb_yellowfin_tuna</text:p>
          </table:table-cell>
          <table:table-cell table:formula="of:=VLOOKUP([.A50]; [ids.$A$2:.$B$107];2)" office:value-type="float" office:value="78" calcext:value-type="float">
            <text:p>78</text:p>
          </table:table-cell>
          <table:table-cell office:value-type="string" calcext:value-type="string">
            <text:p>N Sumbawa Yellowfin Tuna</text:p>
          </table:table-cell>
          <table:table-cell office:value-type="float" office:value="-7.549081" calcext:value-type="float">
            <text:p>-7.549081</text:p>
          </table:table-cell>
          <table:table-cell office:value-type="float" office:value="116.784295" calcext:value-type="float">
            <text:p>116.784295</text:p>
          </table:table-cell>
          <table:table-cell office:value-type="float" office:value="3.38" calcext:value-type="float">
            <text:p>3.38</text:p>
          </table:table-cell>
          <table:table-cell office:value-type="float" office:value="3.19" calcext:value-type="float">
            <text:p>3.19</text:p>
          </table:table-cell>
          <table:table-cell office:value-type="float" office:value="3.76" calcext:value-type="float">
            <text:p>3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_sm_blue_swming_crab</text:p>
          </table:table-cell>
          <table:table-cell table:formula="of:=VLOOKUP([.A51]; [ids.$A$2:.$B$107];2)" office:value-type="float" office:value="88" calcext:value-type="float">
            <text:p>88</text:p>
          </table:table-cell>
          <table:table-cell office:value-type="string" calcext:value-type="string">
            <text:p>S Sumatra Blue Swimming Crab</text:p>
          </table:table-cell>
          <table:table-cell office:value-type="float" office:value="-4.194371" calcext:value-type="float">
            <text:p>-4.194371</text:p>
          </table:table-cell>
          <table:table-cell office:value-type="float" office:value="107.081856" calcext:value-type="float">
            <text:p>107.081856</text:p>
          </table:table-cell>
          <table:table-cell office:value-type="float" office:value="3.13" calcext:value-type="float">
            <text:p>3.13</text:p>
          </table:table-cell>
          <table:table-cell office:value-type="float" office:value="3.53" calcext:value-type="float">
            <text:p>3.53</text:p>
          </table:table-cell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sb_demersal</text:p>
          </table:table-cell>
          <table:table-cell table:formula="of:=VLOOKUP([.A52]; [ids.$A$2:.$B$107];2)" office:value-type="float" office:value="77" calcext:value-type="float">
            <text:p>77</text:p>
          </table:table-cell>
          <table:table-cell office:value-type="string" calcext:value-type="string">
            <text:p>N Sumbawa Demersal</text:p>
          </table:table-cell>
          <table:table-cell office:value-type="float" office:value="-7.053957" calcext:value-type="float">
            <text:p>-7.053957</text:p>
          </table:table-cell>
          <table:table-cell office:value-type="float" office:value="118.575445" calcext:value-type="float">
            <text:p>118.575445</text:p>
          </table:table-cell>
          <table:table-cell office:value-type="float" office:value="2.75" calcext:value-type="float">
            <text:p>2.75</text:p>
          </table:table-cell>
          <table:table-cell office:value-type="float" office:value="2.84" calcext:value-type="float">
            <text:p>2.84</text:p>
          </table:table-cell>
          <table:table-cell office:value-type="float" office:value="3.69" calcext:value-type="float">
            <text:p>3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_sl_blue_swming_crab</text:p>
          </table:table-cell>
          <table:table-cell table:formula="of:=VLOOKUP([.A53]; [ids.$A$2:.$B$107];2)" office:value-type="float" office:value="93" calcext:value-type="float">
            <text:p>93</text:p>
          </table:table-cell>
          <table:table-cell office:value-type="string" calcext:value-type="string">
            <text:p>SE Sulawesi Blue Swimming Crab</text:p>
          </table:table-cell>
          <table:table-cell office:value-type="float" office:value="-5.06892" calcext:value-type="float">
            <text:p>-5.06892</text:p>
          </table:table-cell>
          <table:table-cell office:value-type="float" office:value="121.599003" calcext:value-type="float">
            <text:p>121.599003</text:p>
          </table:table-cell>
          <table:table-cell office:value-type="float" office:value="2.63" calcext:value-type="float">
            <text:p>2.63</text:p>
          </table:table-cell>
          <table:table-cell office:value-type="float" office:value="3.4" calcext:value-type="float">
            <text:p>3.4</text:p>
          </table:table-cell>
          <table:table-cell office:value-type="float" office:value="3.69" calcext:value-type="float">
            <text:p>3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_sl_demersal</text:p>
          </table:table-cell>
          <table:table-cell table:formula="of:=VLOOKUP([.A54]; [ids.$A$2:.$B$107];2)" office:value-type="float" office:value="31" calcext:value-type="float">
            <text:p>31</text:p>
          </table:table-cell>
          <table:table-cell office:value-type="string" calcext:value-type="string">
            <text:p>Central Sulawesi Demersal</text:p>
          </table:table-cell>
          <table:table-cell office:value-type="float" office:value="-0.418821" calcext:value-type="float">
            <text:p>-0.418821</text:p>
          </table:table-cell>
          <table:table-cell office:value-type="float" office:value="124.528146" calcext:value-type="float">
            <text:p>124.528146</text:p>
          </table:table-cell>
          <table:table-cell office:value-type="float" office:value="2.5" calcext:value-type="float">
            <text:p>2.5</text:p>
          </table:table-cell>
          <table:table-cell office:value-type="float" office:value="3.75" calcext:value-type="float">
            <text:p>3.75</text:p>
          </table:table-cell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_sl_grouper</text:p>
          </table:table-cell>
          <table:table-cell table:formula="of:=VLOOKUP([.A55]; [ids.$A$2:.$B$107];2)" office:value-type="float" office:value="88" calcext:value-type="float">
            <text:p>88</text:p>
          </table:table-cell>
          <table:table-cell office:value-type="string" calcext:value-type="string">
            <text:p>S Sulawesi Grouper</text:p>
          </table:table-cell>
          <table:table-cell office:value-type="float" office:value="-5.497042" calcext:value-type="float">
            <text:p>-5.497042</text:p>
          </table:table-cell>
          <table:table-cell office:value-type="float" office:value="118.655953" calcext:value-type="float">
            <text:p>118.655953</text:p>
          </table:table-cell>
          <table:table-cell office:value-type="float" office:value="2.5" calcext:value-type="float">
            <text:p>2.5</text:p>
          </table:table-cell>
          <table:table-cell office:value-type="float" office:value="3.11" calcext:value-type="float">
            <text:p>3.11</text:p>
          </table:table-cell>
          <table:table-cell office:value-type="float" office:value="3.83" calcext:value-type="float">
            <text:p>3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_sb_demersal</text:p>
          </table:table-cell>
          <table:table-cell table:formula="of:=VLOOKUP([.A56]; [ids.$A$2:.$B$107];2)" office:value-type="float" office:value="88" calcext:value-type="float">
            <text:p>88</text:p>
          </table:table-cell>
          <table:table-cell office:value-type="string" calcext:value-type="string">
            <text:p>S Sumbawa Demersal</text:p>
          </table:table-cell>
          <table:table-cell office:value-type="float" office:value="-9.793722" calcext:value-type="float">
            <text:p>-9.793722</text:p>
          </table:table-cell>
          <table:table-cell office:value-type="float" office:value="118.183937" calcext:value-type="float">
            <text:p>118.183937</text:p>
          </table:table-cell>
          <table:table-cell office:value-type="float" office:value="2.38" calcext:value-type="float">
            <text:p>2.38</text:p>
          </table:table-cell>
          <table:table-cell office:value-type="float" office:value="2.58" calcext:value-type="float">
            <text:p>2.58</text:p>
          </table:table-cell>
          <table:table-cell office:value-type="float" office:value="3.83" calcext:value-type="float">
            <text:p>3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_lobster</text:p>
          </table:table-cell>
          <table:table-cell table:formula="of:=VLOOKUP([.A57]; [ids.$A$2:.$B$107];2)" office:value-type="float" office:value="50" calcext:value-type="float">
            <text:p>50</text:p>
          </table:table-cell>
          <table:table-cell office:value-type="string" calcext:value-type="string">
            <text:p>Iceland Lobster</text:p>
          </table:table-cell>
          <table:table-cell office:value-type="float" office:value="63.836833" calcext:value-type="float">
            <text:p>63.836833</text:p>
          </table:table-cell>
          <table:table-cell office:value-type="float" office:value="-15.019223" calcext:value-type="float">
            <text:p>-15.019223</text:p>
          </table:table-cell>
          <table:table-cell office:value-type="float" office:value="5" calcext:value-type="float">
            <text:p>5</text:p>
          </table:table-cell>
          <table:table-cell office:value-type="float" office:value="4.34" calcext:value-type="float">
            <text:p>4.34</text:p>
          </table:table-cell>
          <table:table-cell office:value-type="float" office:value="4.05" calcext:value-type="float">
            <text:p>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v_skipjack_tuna</text:p>
          </table:table-cell>
          <table:table-cell table:formula="of:=VLOOKUP([.A58]; [ids.$A$2:.$B$107];2)" office:value-type="float" office:value="71" calcext:value-type="float">
            <text:p>71</text:p>
          </table:table-cell>
          <table:table-cell office:value-type="string" calcext:value-type="string">
            <text:p>Maldives Skipjack Tuna</text:p>
          </table:table-cell>
          <table:table-cell office:value-type="float" office:value="3.558032" calcext:value-type="float">
            <text:p>3.558032</text:p>
          </table:table-cell>
          <table:table-cell office:value-type="float" office:value="73.593691" calcext:value-type="float">
            <text:p>73.593691</text:p>
          </table:table-cell>
          <table:table-cell office:value-type="float" office:value="4.75" calcext:value-type="float">
            <text:p>4.75</text:p>
          </table:table-cell>
          <table:table-cell office:value-type="float" office:value="3.53" calcext:value-type="float">
            <text:p>3.53</text:p>
          </table:table-cell>
          <table:table-cell office:value-type="float" office:value="3.93" calcext:value-type="float">
            <text:p>3.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_cod</text:p>
          </table:table-cell>
          <table:table-cell table:formula="of:=VLOOKUP([.A59]; [ids.$A$2:.$B$107];2)" office:value-type="float" office:value="78" calcext:value-type="float">
            <text:p>78</text:p>
          </table:table-cell>
          <table:table-cell office:value-type="string" calcext:value-type="string">
            <text:p>Norway Cod</text:p>
          </table:table-cell>
          <table:table-cell office:value-type="float" office:value="74.435238" calcext:value-type="float">
            <text:p>74.435238</text:p>
          </table:table-cell>
          <table:table-cell office:value-type="float" office:value="21.719056" calcext:value-type="float">
            <text:p>21.719056</text:p>
          </table:table-cell>
          <table:table-cell office:value-type="float" office:value="4.75" calcext:value-type="float">
            <text:p>4.75</text:p>
          </table:table-cell>
          <table:table-cell office:value-type="float" office:value="3.83" calcext:value-type="float">
            <text:p>3.83</text:p>
          </table:table-cell>
          <table:table-cell office:value-type="float" office:value="3.98" calcext:value-type="float">
            <text:p>3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_purse_seine</text:p>
          </table:table-cell>
          <table:table-cell table:formula="of:=VLOOKUP([.A60]; [ids.$A$2:.$B$107];2)" office:value-type="float" office:value="78" calcext:value-type="float">
            <text:p>78</text:p>
          </table:table-cell>
          <table:table-cell office:value-type="string" calcext:value-type="string">
            <text:p>Norway Purse Seine</text:p>
          </table:table-cell>
          <table:table-cell office:value-type="float" office:value="67.756106" calcext:value-type="float">
            <text:p>67.756106</text:p>
          </table:table-cell>
          <table:table-cell office:value-type="float" office:value="9.59015" calcext:value-type="float">
            <text:p>9.59015</text:p>
          </table:table-cell>
          <table:table-cell office:value-type="float" office:value="4.75" calcext:value-type="float">
            <text:p>4.75</text:p>
          </table:table-cell>
          <table:table-cell office:value-type="float" office:value="3.88" calcext:value-type="float">
            <text:p>3.88</text:p>
          </table:table-cell>
          <table:table-cell office:value-type="float" office:value="3.98" calcext:value-type="float">
            <text:p>3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_spencer_gulf_prawn</text:p>
          </table:table-cell>
          <table:table-cell table:formula="of:=VLOOKUP([.A61]; [ids.$A$2:.$B$107];2)" office:value-type="float" office:value="24" calcext:value-type="float">
            <text:p>24</text:p>
          </table:table-cell>
          <table:table-cell office:value-type="string" calcext:value-type="string">
            <text:p>Australia Spencer Gulf Prawn</text:p>
          </table:table-cell>
          <table:table-cell office:value-type="float" office:value="-34.482839" calcext:value-type="float">
            <text:p>-34.482839</text:p>
          </table:table-cell>
          <table:table-cell office:value-type="float" office:value="136.871064" calcext:value-type="float">
            <text:p>136.871064</text:p>
          </table:table-cell>
          <table:table-cell office:value-type="float" office:value="4.38" calcext:value-type="float">
            <text:p>4.38</text:p>
          </table:table-cell>
          <table:table-cell office:value-type="float" office:value="3.79" calcext:value-type="float">
            <text:p>3.79</text:p>
          </table:table-cell>
          <table:table-cell office:value-type="float" office:value="4.45" calcext:value-type="float">
            <text:p>4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z_hoki</text:p>
          </table:table-cell>
          <table:table-cell table:formula="of:=VLOOKUP([.A62]; [ids.$A$2:.$B$107];2)" office:value-type="float" office:value="79" calcext:value-type="float">
            <text:p>79</text:p>
          </table:table-cell>
          <table:table-cell office:value-type="string" calcext:value-type="string">
            <text:p>New Zealand Hoki</text:p>
          </table:table-cell>
          <table:table-cell office:value-type="float" office:value="-42.453335" calcext:value-type="float">
            <text:p>-42.453335</text:p>
          </table:table-cell>
          <table:table-cell office:value-type="float" office:value="167.167302" calcext:value-type="float">
            <text:p>167.167302</text:p>
          </table:table-cell>
          <table:table-cell office:value-type="float" office:value="4.38" calcext:value-type="float">
            <text:p>4.38</text:p>
          </table:table-cell>
          <table:table-cell office:value-type="float" office:value="4.25" calcext:value-type="float">
            <text:p>4.25</text:p>
          </table:table-cell>
          <table:table-cell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_w_zn_abalone</text:p>
          </table:table-cell>
          <table:table-cell table:formula="of:=VLOOKUP([.A63]; [ids.$A$2:.$B$107];2)" office:value-type="float" office:value="26" calcext:value-type="float">
            <text:p>26</text:p>
          </table:table-cell>
          <table:table-cell office:value-type="string" calcext:value-type="string">
            <text:p>Australia Western Zone Abalone</text:p>
          </table:table-cell>
          <table:table-cell office:value-type="float" office:value="-33.736732" calcext:value-type="float">
            <text:p>-33.736732</text:p>
          </table:table-cell>
          <table:table-cell office:value-type="float" office:value="133.577217" calcext:value-type="float">
            <text:p>133.577217</text:p>
          </table:table-cell>
          <table:table-cell office:value-type="float" office:value="4.13" calcext:value-type="float">
            <text:p>4.13</text:p>
          </table:table-cell>
          <table:table-cell office:value-type="float" office:value="4.1" calcext:value-type="float">
            <text:p>4.1</text:p>
          </table:table-cell>
          <table:table-cell office:value-type="float" office:value="4.67" calcext:value-type="float">
            <text:p>4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_purse_seine_tuna</text:p>
          </table:table-cell>
          <table:table-cell table:formula="of:=VLOOKUP([.A64]; [ids.$A$2:.$B$107];2)" office:value-type="float" office:value="34" calcext:value-type="float">
            <text:p>34</text:p>
          </table:table-cell>
          <table:table-cell office:value-type="string" calcext:value-type="string">
            <text:p>EU Purse Seine Tuna</text:p>
          </table:table-cell>
          <table:table-cell office:value-type="float" office:value="-18.168574" calcext:value-type="float">
            <text:p>-18.168574</text:p>
          </table:table-cell>
          <table:table-cell office:value-type="float" office:value="62.173707" calcext:value-type="float">
            <text:p>62.173707</text:p>
          </table:table-cell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float" office:value="4.17" calcext:value-type="float">
            <text:p>4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_baltic_cod</text:p>
          </table:table-cell>
          <table:table-cell table:formula="of:=VLOOKUP([.A65]; [ids.$A$2:.$B$107];2)" office:value-type="float" office:value="93" calcext:value-type="float">
            <text:p>93</text:p>
          </table:table-cell>
          <table:table-cell office:value-type="string" calcext:value-type="string">
            <text:p>Sweden Baltic Cod</text:p>
          </table:table-cell>
          <table:table-cell office:value-type="float" office:value="58.922845" calcext:value-type="float">
            <text:p>58.922845</text:p>
          </table:table-cell>
          <table:table-cell office:value-type="float" office:value="19.961244" calcext:value-type="float">
            <text:p>19.961244</text:p>
          </table:table-cell>
          <table:table-cell office:value-type="float" office:value="4" calcext:value-type="float">
            <text:p>4</text:p>
          </table:table-cell>
          <table:table-cell office:value-type="float" office:value="3.79" calcext:value-type="float">
            <text:p>3.79</text:p>
          </table:table-cell>
          <table:table-cell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_s_zn_rock_lobster</text:p>
          </table:table-cell>
          <table:table-cell table:formula="of:=VLOOKUP([.A66]; [ids.$A$2:.$B$107];2)" office:value-type="float" office:value="23" calcext:value-type="float">
            <text:p>23</text:p>
          </table:table-cell>
          <table:table-cell office:value-type="string" calcext:value-type="string">
            <text:p>Australia Southern Zone Rock Lobster</text:p>
          </table:table-cell>
          <table:table-cell office:value-type="float" office:value="-37.078922" calcext:value-type="float">
            <text:p>-37.078922</text:p>
          </table:table-cell>
          <table:table-cell office:value-type="float" office:value="138.859801" calcext:value-type="float">
            <text:p>138.859801</text:p>
          </table:table-cell>
          <table:table-cell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  <table:table-cell office:value-type="float" office:value="4.69" calcext:value-type="float">
            <text:p>4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_inshore_artisanal</text:p>
          </table:table-cell>
          <table:table-cell table:formula="of:=VLOOKUP([.A67]; [ids.$A$2:.$B$107];2)" office:value-type="float" office:value="91" calcext:value-type="float">
            <text:p>91</text:p>
          </table:table-cell>
          <table:table-cell office:value-type="string" calcext:value-type="string">
            <text:p>Seychelles Inshore Artisanal</text:p>
          </table:table-cell>
          <table:table-cell office:value-type="float" office:value="-4.776912" calcext:value-type="float">
            <text:p>-4.776912</text:p>
          </table:table-cell>
          <table:table-cell office:value-type="float" office:value="55.726373" calcext:value-type="float">
            <text:p>55.726373</text:p>
          </table:table-cell>
          <table:table-cell office:value-type="float" office:value="3.63" calcext:value-type="float">
            <text:p>3.63</text:p>
          </table:table-cell>
          <table:table-cell office:value-type="float" office:value="3.51" calcext:value-type="float">
            <text:p>3.51</text:p>
          </table:table-cell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_semi-industrial</text:p>
          </table:table-cell>
          <table:table-cell table:formula="of:=VLOOKUP([.A68]; [ids.$A$2:.$B$107];2)" office:value-type="float" office:value="93" calcext:value-type="float">
            <text:p>93</text:p>
          </table:table-cell>
          <table:table-cell office:value-type="string" calcext:value-type="string">
            <text:p>Seychelles Semi-Industrial</text:p>
          </table:table-cell>
          <table:table-cell office:value-type="float" office:value="-4.570192" calcext:value-type="float">
            <text:p>-4.570192</text:p>
          </table:table-cell>
          <table:table-cell office:value-type="float" office:value="55.801608" calcext:value-type="float">
            <text:p>55.801608</text:p>
          </table:table-cell>
          <table:table-cell office:value-type="float" office:value="3.5" calcext:value-type="float">
            <text:p>3.5</text:p>
          </table:table-cell>
          <table:table-cell office:value-type="float" office:value="3.97" calcext:value-type="float">
            <text:p>3.97</text:p>
          </table:table-cell>
          <table:table-cell office:value-type="float" office:value="4.05" calcext:value-type="float">
            <text:p>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_sea_cucumber</text:p>
          </table:table-cell>
          <table:table-cell table:formula="of:=VLOOKUP([.A69]; [ids.$A$2:.$B$107];2)" office:value-type="float" office:value="92" calcext:value-type="float">
            <text:p>92</text:p>
          </table:table-cell>
          <table:table-cell office:value-type="string" calcext:value-type="string">
            <text:p>Seychelles Sea Cucumber</text:p>
          </table:table-cell>
          <table:table-cell office:value-type="float" office:value="-4.481132" calcext:value-type="float">
            <text:p>-4.481132</text:p>
          </table:table-cell>
          <table:table-cell office:value-type="float" office:value="55.494752" calcext:value-type="float">
            <text:p>55.49475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4.21" calcext:value-type="float">
            <text:p>4.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bna_sadullaspracole</text:p>
          </table:table-cell>
          <table:table-cell table:formula="of:=VLOOKUP([.A70]; [ids.$A$2:.$B$107];2)" office:value-type="float" office:value="83" calcext:value-type="float">
            <text:p>83</text:p>
          </table:table-cell>
          <table:table-cell office:value-type="string" calcext:value-type="string">
            <text:p>Pabna Sadullaspracole</text:p>
          </table:table-cell>
          <table:table-cell office:value-type="float" office:value="23.571352" calcext:value-type="float">
            <text:p>23.571352</text:p>
          </table:table-cell>
          <table:table-cell office:value-type="float" office:value="89.866387" calcext:value-type="float">
            <text:p>89.866387</text:p>
          </table:table-cell>
          <table:table-cell office:value-type="float" office:value="3.13" calcext:value-type="float">
            <text:p>3.13</text:p>
          </table:table-cell>
          <table:table-cell office:value-type="float" office:value="2.75" calcext:value-type="float">
            <text:p>2.75</text:p>
          </table:table-cell>
          <table:table-cell office:value-type="float" office:value="3.33" calcext:value-type="float">
            <text:p>3.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l_chatra</text:p>
          </table:table-cell>
          <table:table-cell table:formula="of:=VLOOKUP([.A71]; [ids.$A$2:.$B$107];2)" office:value-type="float" office:value="27" calcext:value-type="float">
            <text:p>27</text:p>
          </table:table-cell>
          <table:table-cell office:value-type="string" calcext:value-type="string">
            <text:p>Beel Chatra</text:p>
          </table:table-cell>
          <table:table-cell office:value-type="float" office:value="23.469702" calcext:value-type="float">
            <text:p>23.469702</text:p>
          </table:table-cell>
          <table:table-cell office:value-type="float" office:value="90.180492" calcext:value-type="float">
            <text:p>90.180492</text:p>
          </table:table-cell>
          <table:table-cell office:value-type="float" office:value="3.5" calcext:value-type="float">
            <text:p>3.5</text:p>
          </table:table-cell>
          <table:table-cell office:value-type="float" office:value="2.97" calcext:value-type="float">
            <text:p>2.97</text:p>
          </table:table-cell>
          <table:table-cell office:value-type="float" office:value="4.05" calcext:value-type="float">
            <text:p>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ilin_nadi</text:p>
          </table:table-cell>
          <table:table-cell table:formula="of:=VLOOKUP([.A72]; [ids.$A$2:.$B$107];2)" office:value-type="float" office:value="51" calcext:value-type="float">
            <text:p>51</text:p>
          </table:table-cell>
          <table:table-cell office:value-type="string" calcext:value-type="string">
            <text:p>Kailin Nadi</text:p>
          </table:table-cell>
          <table:table-cell office:value-type="float" office:value="23.34253" calcext:value-type="float">
            <text:p>23.34253</text:p>
          </table:table-cell>
          <table:table-cell office:value-type="float" office:value="90.503834" calcext:value-type="float">
            <text:p>90.503834</text:p>
          </table:table-cell>
          <table:table-cell office:value-type="float" office:value="3.38" calcext:value-type="float">
            <text:p>3.38</text:p>
          </table:table-cell>
          <table:table-cell office:value-type="float" office:value="2.69" calcext:value-type="float">
            <text:p>2.69</text:p>
          </table:table-cell>
          <table:table-cell office:value-type="float" office:value="3.54" calcext:value-type="float">
            <text:p>3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uga_pink_shrimp</text:p>
          </table:table-cell>
          <table:table-cell table:formula="of:=VLOOKUP([.A73]; [ids.$A$2:.$B$107];2)" office:value-type="float" office:value="116" calcext:value-type="float">
            <text:p>116</text:p>
          </table:table-cell>
          <table:table-cell office:value-type="string" calcext:value-type="string">
            <text:p>Suruga Pink Shrimp</text:p>
          </table:table-cell>
          <table:table-cell office:value-type="float" office:value="34.864099" calcext:value-type="float">
            <text:p>34.864099</text:p>
          </table:table-cell>
          <table:table-cell office:value-type="float" office:value="138.584939" calcext:value-type="float">
            <text:p>138.584939</text:p>
          </table:table-cell>
          <table:table-cell office:value-type="float" office:value="4.38" calcext:value-type="float">
            <text:p>4.38</text:p>
          </table:table-cell>
          <table:table-cell office:value-type="float" office:value="3.61" calcext:value-type="float">
            <text:p>3.61</text:p>
          </table:table-cell>
          <table:table-cell office:value-type="float" office:value="4.31" calcext:value-type="float">
            <text:p>4.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yo_bay</text:p>
          </table:table-cell>
          <table:table-cell table:formula="of:=VLOOKUP([.A74]; [ids.$A$2:.$B$107];2)" office:value-type="float" office:value="118" calcext:value-type="float">
            <text:p>118</text:p>
          </table:table-cell>
          <table:table-cell office:value-type="string" calcext:value-type="string">
            <text:p>Tokyo Bay</text:p>
          </table:table-cell>
          <table:table-cell office:value-type="float" office:value="35.400526" calcext:value-type="float">
            <text:p>35.400526</text:p>
          </table:table-cell>
          <table:table-cell office:value-type="float" office:value="139.767449" calcext:value-type="float">
            <text:p>139.767449</text:p>
          </table:table-cell>
          <table:table-cell office:value-type="float" office:value="3.25" calcext:value-type="float">
            <text:p>3.25</text:p>
          </table:table-cell>
          <table:table-cell office:value-type="float" office:value="3.69" calcext:value-type="float">
            <text:p>3.69</text:p>
          </table:table-cell>
          <table:table-cell office:value-type="float" office:value="4.27" calcext:value-type="float">
            <text:p>4.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pines_blue_crab</text:p>
          </table:table-cell>
          <table:table-cell table:formula="of:=VLOOKUP([.A75]; [ids.$A$2:.$B$107];2)" office:value-type="float" office:value="85" calcext:value-type="float">
            <text:p>85</text:p>
          </table:table-cell>
          <table:table-cell office:value-type="string" calcext:value-type="string">
            <text:p>Philippines Blue Crab</text:p>
          </table:table-cell>
          <table:table-cell office:value-type="float" office:value="12.930268" calcext:value-type="float">
            <text:p>12.930268</text:p>
          </table:table-cell>
          <table:table-cell office:value-type="float" office:value="122.484781" calcext:value-type="float">
            <text:p>122.484781</text:p>
          </table:table-cell>
          <table:table-cell office:value-type="float" office:value="2.63" calcext:value-type="float">
            <text:p>2.63</text:p>
          </table:table-cell>
          <table:table-cell office:value-type="float" office:value="3.44" calcext:value-type="float">
            <text:p>3.44</text:p>
          </table:table-cell>
          <table:table-cell office:value-type="float" office:value="3.36" calcext:value-type="float">
            <text:p>3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line_tuna_taiwan</text:p>
          </table:table-cell>
          <table:table-cell table:formula="of:=VLOOKUP([.A76]; [ids.$A$2:.$B$107];2)" office:value-type="float" office:value="63" calcext:value-type="float">
            <text:p>63</text:p>
          </table:table-cell>
          <table:table-cell office:value-type="string" calcext:value-type="string">
            <text:p>Longline Tuna Taiwan</text:p>
          </table:table-cell>
          <table:table-cell office:value-type="float" office:value="-1.999583" calcext:value-type="float">
            <text:p>-1.999583</text:p>
          </table:table-cell>
          <table:table-cell office:value-type="float" office:value="80.342334" calcext:value-type="float">
            <text:p>80.342334</text:p>
          </table:table-cell>
          <table:table-cell office:value-type="float" office:value="3.13" calcext:value-type="float">
            <text:p>3.13</text:p>
          </table:table-cell>
          <table:table-cell office:value-type="float" office:value="4.17" calcext:value-type="float">
            <text:p>4.17</text:p>
          </table:table-cell>
          <table:table-cell office:value-type="float" office:value="4.31" calcext:value-type="float">
            <text:p>4.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anh_hoa</text:p>
          </table:table-cell>
          <table:table-cell table:formula="of:=VLOOKUP([.A77]; [ids.$A$2:.$B$107];2)" office:value-type="float" office:value="117" calcext:value-type="float">
            <text:p>117</text:p>
          </table:table-cell>
          <table:table-cell office:value-type="string" calcext:value-type="string">
            <text:p>Thanh Hoa</text:p>
          </table:table-cell>
          <table:table-cell office:value-type="float" office:value="19.900078" calcext:value-type="float">
            <text:p>19.900078</text:p>
          </table:table-cell>
          <table:table-cell office:value-type="float" office:value="107.003797" calcext:value-type="float">
            <text:p>107.003797</text:p>
          </table:table-cell>
          <table:table-cell office:value-type="float" office:value="2.13" calcext:value-type="float">
            <text:p>2.13</text:p>
          </table:table-cell>
          <table:table-cell office:value-type="float" office:value="3.01" calcext:value-type="float">
            <text:p>3.01</text:p>
          </table:table-cell>
          <table:table-cell office:value-type="float" office:value="3.45" calcext:value-type="float">
            <text:p>3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sh_trawl_offshore</text:p>
          </table:table-cell>
          <table:table-cell table:formula="of:=VLOOKUP([.A78]; [ids.$A$2:.$B$107];2)" office:value-type="float" office:value="35" calcext:value-type="float">
            <text:p>35</text:p>
          </table:table-cell>
          <table:table-cell office:value-type="string" calcext:value-type="string">
            <text:p>Fish Trawl (Offshore)</text:p>
          </table:table-cell>
          <table:table-cell office:value-type="float" office:value="13.399177" calcext:value-type="float">
            <text:p>13.399177</text:p>
          </table:table-cell>
          <table:table-cell office:value-type="float" office:value="110.033515" calcext:value-type="float">
            <text:p>110.033515</text:p>
          </table:table-cell>
          <table:table-cell office:value-type="float" office:value="2.25" calcext:value-type="float">
            <text:p>2.25</text:p>
          </table:table-cell>
          <table:table-cell office:value-type="float" office:value="2.88" calcext:value-type="float">
            <text:p>2.88</text:p>
          </table:table-cell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mp_trawl_inshore</text:p>
          </table:table-cell>
          <table:table-cell table:formula="of:=VLOOKUP([.A79]; [ids.$A$2:.$B$107];2)" office:value-type="float" office:value="104" calcext:value-type="float">
            <text:p>104</text:p>
          </table:table-cell>
          <table:table-cell office:value-type="string" calcext:value-type="string">
            <text:p>Shrimp Trawl (Inshore)</text:p>
          </table:table-cell>
          <table:table-cell office:value-type="float" office:value="12.884756" calcext:value-type="float">
            <text:p>12.884756</text:p>
          </table:table-cell>
          <table:table-cell office:value-type="float" office:value="110.064589" calcext:value-type="float">
            <text:p>110.0645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71" calcext:value-type="float">
            <text:p>3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_india_trawl</text:p>
          </table:table-cell>
          <table:table-cell table:formula="of:=VLOOKUP([.A80]; [ids.$A$2:.$B$107];2)" office:value-type="float" office:value="88" calcext:value-type="float">
            <text:p>88</text:p>
          </table:table-cell>
          <table:table-cell office:value-type="string" calcext:value-type="string">
            <text:p>S. India Trawl</text:p>
          </table:table-cell>
          <table:table-cell office:value-type="float" office:value="7.4" calcext:value-type="float">
            <text:p>7.4</text:p>
          </table:table-cell>
          <table:table-cell office:value-type="float" office:value="77.57" calcext:value-type="float">
            <text:p>77.57</text:p>
          </table:table-cell>
          <table:table-cell office:value-type="float" office:value="3" calcext:value-type="float">
            <text:p>3</text:p>
          </table:table-cell>
          <table:table-cell office:value-type="float" office:value="3.15" calcext:value-type="float">
            <text:p>3.15</text:p>
          </table:table-cell>
          <table:table-cell office:value-type="float" office:value="4.05" calcext:value-type="float">
            <text:p>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jarat_trawl</text:p>
          </table:table-cell>
          <table:table-cell table:formula="of:=VLOOKUP([.A81]; [ids.$A$2:.$B$107];2)" office:value-type="float" office:value="46" calcext:value-type="float">
            <text:p>46</text:p>
          </table:table-cell>
          <table:table-cell office:value-type="string" calcext:value-type="string">
            <text:p>Gujarat Trawl</text:p>
          </table:table-cell>
          <table:table-cell office:value-type="float" office:value="21.29" calcext:value-type="float">
            <text:p>21.29</text:p>
          </table:table-cell>
          <table:table-cell office:value-type="float" office:value="69.13" calcext:value-type="float">
            <text:p>69.13</text:p>
          </table:table-cell>
          <table:table-cell office:value-type="float" office:value="3.13" calcext:value-type="float">
            <text:p>3.13</text:p>
          </table:table-cell>
          <table:table-cell office:value-type="float" office:value="3.21" calcext:value-type="float">
            <text:p>3.21</text:p>
          </table:table-cell>
          <table:table-cell office:value-type="float" office:value="3.88" calcext:value-type="float">
            <text:p>3.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_abnj_longliners</text:p>
          </table:table-cell>
          <table:table-cell table:formula="of:=VLOOKUP([.A82]; [ids.$A$2:.$B$107];2)" office:value-type="float" office:value="47" calcext:value-type="float">
            <text:p>47</text:p>
          </table:table-cell>
          <table:table-cell office:value-type="string" calcext:value-type="string">
            <text:p>India ABNJ Longliners</text:p>
          </table:table-cell>
          <table:table-cell office:value-type="float" office:value="12.04" calcext:value-type="float">
            <text:p>12.04</text:p>
          </table:table-cell>
          <table:table-cell office:value-type="float" office:value="74.21" calcext:value-type="float">
            <text:p>74.21</text:p>
          </table:table-cell>
          <table:table-cell office:value-type="float" office:value="3.75" calcext:value-type="float">
            <text:p>3.75</text:p>
          </table:table-cell>
          <table:table-cell office:value-type="float" office:value="3.19" calcext:value-type="float">
            <text:p>3.19</text:p>
          </table:table-cell>
          <table:table-cell office:value-type="float" office:value="4.07" calcext:value-type="float">
            <text:p>4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_motorized_longline</text:p>
          </table:table-cell>
          <table:table-cell table:formula="of:=VLOOKUP([.A83]; [ids.$A$2:.$B$107];2)" office:value-type="float" office:value="48" calcext:value-type="float">
            <text:p>48</text:p>
          </table:table-cell>
          <table:table-cell office:value-type="string" calcext:value-type="string">
            <text:p>India Motorized longline</text:p>
          </table:table-cell>
          <table:table-cell office:value-type="float" office:value="14.13" calcext:value-type="float">
            <text:p>14.13</text:p>
          </table:table-cell>
          <table:table-cell office:value-type="float" office:value="73.57" calcext:value-type="float">
            <text:p>73.57</text:p>
          </table:table-cell>
          <table:table-cell office:value-type="float" office:value="3.13" calcext:value-type="float">
            <text:p>3.13</text:p>
          </table:table-cell>
          <table:table-cell office:value-type="float" office:value="3.01" calcext:value-type="float">
            <text:p>3.01</text:p>
          </table:table-cell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ce_william_sound_salmon</text:p>
          </table:table-cell>
          <table:table-cell table:formula="of:=VLOOKUP([.A84]; [ids.$A$2:.$B$107];2)" office:value-type="float" office:value="86" calcext:value-type="float">
            <text:p>86</text:p>
          </table:table-cell>
          <table:table-cell office:value-type="string" calcext:value-type="string">
            <text:p>Prince William Sound Salmon</text:p>
          </table:table-cell>
          <table:table-cell office:value-type="float" office:value="60.77" calcext:value-type="float">
            <text:p>60.77</text:p>
          </table:table-cell>
          <table:table-cell office:value-type="float" office:value="-147.1" calcext:value-type="float">
            <text:p>-147.1</text:p>
          </table:table-cell>
          <table:table-cell office:value-type="float" office:value="4.88" calcext:value-type="float">
            <text:p>4.88</text:p>
          </table:table-cell>
          <table:table-cell office:value-type="float" office:value="3.15" calcext:value-type="float">
            <text:p>3.15</text:p>
          </table:table-cell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ast_alaska_salmon</text:p>
          </table:table-cell>
          <table:table-cell table:formula="of:=VLOOKUP([.A85]; [ids.$A$2:.$B$107];2)" office:value-type="float" office:value="109" calcext:value-type="float">
            <text:p>109</text:p>
          </table:table-cell>
          <table:table-cell office:value-type="string" calcext:value-type="string">
            <text:p>Southeast Alaska Salmon</text:p>
          </table:table-cell>
          <table:table-cell office:value-type="float" office:value="57.41" calcext:value-type="float">
            <text:p>57.41</text:p>
          </table:table-cell>
          <table:table-cell office:value-type="float" office:value="-133.69" calcext:value-type="float">
            <text:p>-133.69</text:p>
          </table:table-cell>
          <table:table-cell office:value-type="float" office:value="4.88" calcext:value-type="float">
            <text:p>4.88</text:p>
          </table:table-cell>
          <table:table-cell office:value-type="float" office:value="3.17" calcext:value-type="float">
            <text:p>3.17</text:p>
          </table:table-cell>
          <table:table-cell office:value-type="float" office:value="3.36" calcext:value-type="float">
            <text:p>3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tol_bay_sockeye_salmon</text:p>
          </table:table-cell>
          <table:table-cell table:formula="of:=VLOOKUP([.A86]; [ids.$A$2:.$B$107];2)" office:value-type="float" office:value="30" calcext:value-type="float">
            <text:p>30</text:p>
          </table:table-cell>
          <table:table-cell office:value-type="string" calcext:value-type="string">
            <text:p>Bristol Bay Sockeye Salmon</text:p>
          </table:table-cell>
          <table:table-cell office:value-type="float" office:value="58.46" calcext:value-type="float">
            <text:p>58.46</text:p>
          </table:table-cell>
          <table:table-cell office:value-type="float" office:value="-158.14" calcext:value-type="float">
            <text:p>-158.14</text:p>
          </table:table-cell>
          <table:table-cell office:value-type="float" office:value="5" calcext:value-type="float">
            <text:p>5</text:p>
          </table:table-cell>
          <table:table-cell office:value-type="float" office:value="3.32" calcext:value-type="float">
            <text:p>3.32</text:p>
          </table:table-cell>
          <table:table-cell office:value-type="float" office:value="3.36" calcext:value-type="float">
            <text:p>3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_spiny_lobster</text:p>
          </table:table-cell>
          <table:table-cell table:formula="of:=VLOOKUP([.A87]; [ids.$A$2:.$B$107];2)" office:value-type="float" office:value="37" calcext:value-type="float">
            <text:p>37</text:p>
          </table:table-cell>
          <table:table-cell office:value-type="string" calcext:value-type="string">
            <text:p>FL Spiny Lobster</text:p>
          </table:table-cell>
          <table:table-cell office:value-type="float" office:value="25" calcext:value-type="float">
            <text:p>25</text:p>
          </table:table-cell>
          <table:table-cell office:value-type="float" office:value="-80.55" calcext:value-type="float">
            <text:p>-80.55</text:p>
          </table:table-cell>
          <table:table-cell office:value-type="float" office:value="3.38" calcext:value-type="float">
            <text:p>3.38</text:p>
          </table:table-cell>
          <table:table-cell office:value-type="float" office:value="3.4" calcext:value-type="float">
            <text:p>3.4</text:p>
          </table:table-cell>
          <table:table-cell office:value-type="float" office:value="4.12" calcext:value-type="float">
            <text:p>4.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_stone_crab</text:p>
          </table:table-cell>
          <table:table-cell table:formula="of:=VLOOKUP([.A88]; [ids.$A$2:.$B$107];2)" office:value-type="float" office:value="38" calcext:value-type="float">
            <text:p>38</text:p>
          </table:table-cell>
          <table:table-cell office:value-type="string" calcext:value-type="string">
            <text:p>FL Stone Crab</text:p>
          </table:table-cell>
          <table:table-cell office:value-type="float" office:value="25.78" calcext:value-type="float">
            <text:p>25.78</text:p>
          </table:table-cell>
          <table:table-cell office:value-type="float" office:value="-82.22" calcext:value-type="float">
            <text:p>-82.22</text:p>
          </table:table-cell>
          <table:table-cell office:value-type="float" office:value="3.63" calcext:value-type="float">
            <text:p>3.63</text:p>
          </table:table-cell>
          <table:table-cell office:value-type="float" office:value="3.51" calcext:value-type="float">
            <text:p>3.51</text:p>
          </table:table-cell>
          <table:table-cell office:value-type="float" office:value="4.1" calcext:value-type="float">
            <text:p>4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_blue_crab</text:p>
          </table:table-cell>
          <table:table-cell table:formula="of:=VLOOKUP([.A89]; [ids.$A$2:.$B$107];2)" office:value-type="float" office:value="36" calcext:value-type="float">
            <text:p>36</text:p>
          </table:table-cell>
          <table:table-cell office:value-type="string" calcext:value-type="string">
            <text:p>FL Blue Crab</text:p>
          </table:table-cell>
          <table:table-cell office:value-type="float" office:value="28.47" calcext:value-type="float">
            <text:p>28.47</text:p>
          </table:table-cell>
          <table:table-cell office:value-type="float" office:value="-82.88" calcext:value-type="float">
            <text:p>-82.88</text:p>
          </table:table-cell>
          <table:table-cell office:value-type="float" office:value="4" calcext:value-type="float">
            <text:p>4</text:p>
          </table:table-cell>
          <table:table-cell office:value-type="float" office:value="3.74" calcext:value-type="float">
            <text:p>3.74</text:p>
          </table:table-cell>
          <table:table-cell office:value-type="float" office:value="4.02" calcext:value-type="float">
            <text:p>4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imana_artisanal_finfish</text:p>
          </table:table-cell>
          <table:table-cell table:formula="of:=VLOOKUP([.A90]; [ids.$A$2:.$B$107];2)" office:value-type="float" office:value="52" calcext:value-type="float">
            <text:p>52</text:p>
          </table:table-cell>
          <table:table-cell office:value-type="string" calcext:value-type="string">
            <text:p>Kaimana artisanal finfish</text:p>
          </table:table-cell>
          <table:table-cell office:value-type="float" office:value="-4.27" calcext:value-type="float">
            <text:p>-4.27</text:p>
          </table:table-cell>
          <table:table-cell office:value-type="float" office:value="132.9" calcext:value-type="float">
            <text:p>132.9</text:p>
          </table:table-cell>
          <table:table-cell office:value-type="float" office:value="3.25" calcext:value-type="float">
            <text:p>3.25</text:p>
          </table:table-cell>
          <table:table-cell office:value-type="float" office:value="3.03" calcext:value-type="float">
            <text:p>3.03</text:p>
          </table:table-cell>
          <table:table-cell office:value-type="float" office:value="3.83" calcext:value-type="float">
            <text:p>3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imana_bagan_baitfish</text:p>
          </table:table-cell>
          <table:table-cell table:formula="of:=VLOOKUP([.A91]; [ids.$A$2:.$B$107];2)" office:value-type="float" office:value="53" calcext:value-type="float">
            <text:p>53</text:p>
          </table:table-cell>
          <table:table-cell office:value-type="string" calcext:value-type="string">
            <text:p>Kaimana bagan baitfish</text:p>
          </table:table-cell>
          <table:table-cell office:value-type="float" office:value="-4.19" calcext:value-type="float">
            <text:p>-4.19</text:p>
          </table:table-cell>
          <table:table-cell office:value-type="float" office:value="134.24" calcext:value-type="float">
            <text:p>134.24</text:p>
          </table:table-cell>
          <table:table-cell office:value-type="float" office:value="4.25" calcext:value-type="float">
            <text:p>4.25</text:p>
          </table:table-cell>
          <table:table-cell office:value-type="float" office:value="2.88" calcext:value-type="float">
            <text:p>2.88</text:p>
          </table:table-cell>
          <table:table-cell office:value-type="float" office:value="3.4" calcext:value-type="float">
            <text:p>3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imana_mud_crab</text:p>
          </table:table-cell>
          <table:table-cell table:formula="of:=VLOOKUP([.A92]; [ids.$A$2:.$B$107];2)" office:value-type="float" office:value="54" calcext:value-type="float">
            <text:p>54</text:p>
          </table:table-cell>
          <table:table-cell office:value-type="string" calcext:value-type="string">
            <text:p>Kaimana mud crab</text:p>
          </table:table-cell>
          <table:table-cell office:value-type="float" office:value="-3.22" calcext:value-type="float">
            <text:p>-3.22</text:p>
          </table:table-cell>
          <table:table-cell office:value-type="float" office:value="133.67" calcext:value-type="float">
            <text:p>133.67</text:p>
          </table:table-cell>
          <table:table-cell office:value-type="float" office:value="4.5" calcext:value-type="float">
            <text:p>4.5</text:p>
          </table:table-cell>
          <table:table-cell office:value-type="float" office:value="3.51" calcext:value-type="float">
            <text:p>3.51</text:p>
          </table:table-cell>
          <table:table-cell office:value-type="float" office:value="3.52" calcext:value-type="float">
            <text:p>3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wlamyine_croaker-hilsa</text:p>
          </table:table-cell>
          <table:table-cell table:formula="of:=VLOOKUP([.A93]; [ids.$A$2:.$B$107];2)" office:value-type="float" office:value="68" calcext:value-type="float">
            <text:p>68</text:p>
          </table:table-cell>
          <table:table-cell office:value-type="string" calcext:value-type="string">
            <text:p>Mawlamyine Croaker-Hilsa</text:p>
          </table:table-cell>
          <table:table-cell office:value-type="float" office:value="16.5" calcext:value-type="float">
            <text:p>16.5</text:p>
          </table:table-cell>
          <table:table-cell office:value-type="float" office:value="97.61" calcext:value-type="float">
            <text:p>97.61</text:p>
          </table:table-cell>
          <table:table-cell office:value-type="float" office:value="2.63" calcext:value-type="float">
            <text:p>2.63</text:p>
          </table:table-cell>
          <table:table-cell office:value-type="float" office:value="2.78" calcext:value-type="float">
            <text:p>2.78</text:p>
          </table:table-cell>
          <table:table-cell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lugyun_stationary_trawl</text:p>
          </table:table-cell>
          <table:table-cell table:formula="of:=VLOOKUP([.A94]; [ids.$A$2:.$B$107];2)" office:value-type="float" office:value="28" calcext:value-type="float">
            <text:p>28</text:p>
          </table:table-cell>
          <table:table-cell office:value-type="string" calcext:value-type="string">
            <text:p>Bilugyun stationary trawl</text:p>
          </table:table-cell>
          <table:table-cell office:value-type="float" office:value="16.14" calcext:value-type="float">
            <text:p>16.14</text:p>
          </table:table-cell>
          <table:table-cell office:value-type="float" office:value="97.23" calcext:value-type="float">
            <text:p>97.23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3.43" calcext:value-type="float">
            <text:p>3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hi_small_boat</text:p>
          </table:table-cell>
          <table:table-cell table:formula="of:=VLOOKUP([.A95]; [ids.$A$2:.$B$107];2)" office:value-type="float" office:value="119" calcext:value-type="float">
            <text:p>119</text:p>
          </table:table-cell>
          <table:table-cell office:value-type="string" calcext:value-type="string">
            <text:p>Toshi small boat</text:p>
          </table:table-cell>
          <table:table-cell office:value-type="float" office:value="34.72" calcext:value-type="float">
            <text:p>34.72</text:p>
          </table:table-cell>
          <table:table-cell office:value-type="float" office:value="136.69" calcext:value-type="float">
            <text:p>136.69</text:p>
          </table:table-cell>
          <table:table-cell office:value-type="float" office:value="4.13" calcext:value-type="float">
            <text:p>4.13</text:p>
          </table:table-cell>
          <table:table-cell office:value-type="float" office:value="3.43" calcext:value-type="float">
            <text:p>3.43</text:p>
          </table:table-cell>
          <table:table-cell office:value-type="float" office:value="4.62" calcext:value-type="float">
            <text:p>4.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gu_lobster</text:p>
          </table:table-cell>
          <table:table-cell table:formula="of:=VLOOKUP([.A96]; [ids.$A$2:.$B$107];2)" office:value-type="float" office:value="123" calcext:value-type="float">
            <text:p>123</text:p>
          </table:table-cell>
          <table:table-cell office:value-type="string" calcext:value-type="string">
            <text:p>Wagu lobster </text:p>
          </table:table-cell>
          <table:table-cell office:value-type="float" office:value="34.22" calcext:value-type="float">
            <text:p>34.22</text:p>
          </table:table-cell>
          <table:table-cell office:value-type="float" office:value="137.03" calcext:value-type="float">
            <text:p>137.03</text:p>
          </table:table-cell>
          <table:table-cell office:value-type="float" office:value="4.5" calcext:value-type="float">
            <text:p>4.5</text:p>
          </table:table-cell>
          <table:table-cell office:value-type="float" office:value="3.61" calcext:value-type="float">
            <text:p>3.61</text:p>
          </table:table-cell>
          <table:table-cell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ya-ura_set_net</text:p>
          </table:table-cell>
          <table:table-cell table:formula="of:=VLOOKUP([.A97]; [ids.$A$2:.$B$107];2)" office:value-type="float" office:value="78" calcext:value-type="float">
            <text:p>78</text:p>
          </table:table-cell>
          <table:table-cell office:value-type="string" calcext:value-type="string">
            <text:p>Naya-ura set net</text:p>
          </table:table-cell>
          <table:table-cell office:value-type="float" office:value="33.94" calcext:value-type="float">
            <text:p>33.94</text:p>
          </table:table-cell>
          <table:table-cell office:value-type="float" office:value="136.39" calcext:value-type="float">
            <text:p>136.39</text:p>
          </table:table-cell>
          <table:table-cell office:value-type="float" office:value="4.38" calcext:value-type="float">
            <text:p>4.38</text:p>
          </table:table-cell>
          <table:table-cell office:value-type="float" office:value="3.46" calcext:value-type="float">
            <text:p>3.46</text:p>
          </table:table-cell>
          <table:table-cell office:value-type="float" office:value="4.64" calcext:value-type="float">
            <text:p>4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funato_saury</text:p>
          </table:table-cell>
          <table:table-cell table:formula="of:=VLOOKUP([.A98]; [ids.$A$2:.$B$107];2)" office:value-type="float" office:value="80" calcext:value-type="float">
            <text:p>80</text:p>
          </table:table-cell>
          <table:table-cell office:value-type="string" calcext:value-type="string">
            <text:p>Ofunato Saury</text:p>
          </table:table-cell>
          <table:table-cell office:value-type="float" office:value="39.13" calcext:value-type="float">
            <text:p>39.13</text:p>
          </table:table-cell>
          <table:table-cell office:value-type="float" office:value="142.19" calcext:value-type="float">
            <text:p>142.19</text:p>
          </table:table-cell>
          <table:table-cell office:value-type="float" office:value="4.13" calcext:value-type="float">
            <text:p>4.13</text:p>
          </table:table-cell>
          <table:table-cell office:value-type="float" office:value="3.74" calcext:value-type="float">
            <text:p>3.74</text:p>
          </table:table-cell>
          <table:table-cell office:value-type="float" office:value="4.43" calcext:value-type="float">
            <text:p>4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funato_set_net_salmon</text:p>
          </table:table-cell>
          <table:table-cell table:formula="of:=VLOOKUP([.A99]; [ids.$A$2:.$B$107];2)" office:value-type="float" office:value="81" calcext:value-type="float">
            <text:p>81</text:p>
          </table:table-cell>
          <table:table-cell office:value-type="string" calcext:value-type="string">
            <text:p>Ofunato set net salmon</text:p>
          </table:table-cell>
          <table:table-cell office:value-type="float" office:value="38.88" calcext:value-type="float">
            <text:p>38.88</text:p>
          </table:table-cell>
          <table:table-cell office:value-type="float" office:value="142.04" calcext:value-type="float">
            <text:p>142.04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float" office:value="4.48" calcext:value-type="float">
            <text:p>4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ngdong_cuttlefish-squid</text:p>
          </table:table-cell>
          <table:table-cell table:formula="of:=VLOOKUP([.A100]; [ids.$A$2:.$B$107];2)" office:value-type="float" office:value="45" calcext:value-type="float">
            <text:p>45</text:p>
          </table:table-cell>
          <table:table-cell office:value-type="string" calcext:value-type="string">
            <text:p>Guangdong Cuttlefish-squid</text:p>
          </table:table-cell>
          <table:table-cell office:value-type="float" office:value="22.26" calcext:value-type="float">
            <text:p>22.26</text:p>
          </table:table-cell>
          <table:table-cell office:value-type="float" office:value="115.24" calcext:value-type="float">
            <text:p>115.24</text:p>
          </table:table-cell>
          <table:table-cell office:value-type="float" office:value="2.75" calcext:value-type="float">
            <text:p>2.75</text:p>
          </table:table-cell>
          <table:table-cell office:value-type="float" office:value="3.51" calcext:value-type="float">
            <text:p>3.51</text:p>
          </table:table-cell>
          <table:table-cell office:value-type="float" office:value="3.95" calcext:value-type="float">
            <text:p>3.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jian_swimming_crab</text:p>
          </table:table-cell>
          <table:table-cell table:formula="of:=VLOOKUP([.A101]; [ids.$A$2:.$B$107];2)" office:value-type="float" office:value="39" calcext:value-type="float">
            <text:p>39</text:p>
          </table:table-cell>
          <table:table-cell office:value-type="string" calcext:value-type="string">
            <text:p>Fujian Swimming Crab</text:p>
          </table:table-cell>
          <table:table-cell office:value-type="float" office:value="24.28" calcext:value-type="float">
            <text:p>24.28</text:p>
          </table:table-cell>
          <table:table-cell office:value-type="float" office:value="118.33" calcext:value-type="float">
            <text:p>118.33</text:p>
          </table:table-cell>
          <table:table-cell office:value-type="float" office:value="2.75" calcext:value-type="float">
            <text:p>2.75</text:p>
          </table:table-cell>
          <table:table-cell office:value-type="float" office:value="3.56" calcext:value-type="float">
            <text:p>3.56</text:p>
          </table:table-cell>
          <table:table-cell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n_shan_island</text:p>
          </table:table-cell>
          <table:table-cell table:formula="of:=VLOOKUP([.A102]; [ids.$A$2:.$B$107];2)" office:value-type="float" office:value="124" calcext:value-type="float">
            <text:p>124</text:p>
          </table:table-cell>
          <table:table-cell office:value-type="string" calcext:value-type="string">
            <text:p>Wan Shan Island</text:p>
          </table:table-cell>
          <table:table-cell office:value-type="float" office:value="22" calcext:value-type="float">
            <text:p>22</text:p>
          </table:table-cell>
          <table:table-cell office:value-type="float" office:value="113.72" calcext:value-type="float">
            <text:p>113.72</text:p>
          </table:table-cell>
          <table:table-cell office:value-type="float" office:value="2.75" calcext:value-type="float">
            <text:p>2.75</text:p>
          </table:table-cell>
          <table:table-cell office:value-type="float" office:value="3.15" calcext:value-type="float">
            <text:p>3.15</text:p>
          </table:table-cell>
          <table:table-cell office:value-type="float" office:value="3.69" calcext:value-type="float">
            <text:p>3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dine_purse_seine</text:p>
          </table:table-cell>
          <table:table-cell table:formula="of:=VLOOKUP([.A103]; [ids.$A$2:.$B$107];2)" office:value-type="float" office:value="90" calcext:value-type="float">
            <text:p>90</text:p>
          </table:table-cell>
          <table:table-cell office:value-type="string" calcext:value-type="string">
            <text:p>Sardine Purse Seine</text:p>
          </table:table-cell>
          <table:table-cell office:value-type="float" office:value="-25.11" calcext:value-type="float">
            <text:p>-25.11</text:p>
          </table:table-cell>
          <table:table-cell office:value-type="float" office:value="-46.21" calcext:value-type="float">
            <text:p>-46.21</text:p>
          </table:table-cell>
          <table:table-cell office:value-type="float" office:value="2.5" calcext:value-type="float">
            <text:p>2.5</text:p>
          </table:table-cell>
          <table:table-cell office:value-type="float" office:value="2.28" calcext:value-type="float">
            <text:p>2.28</text:p>
          </table:table-cell>
          <table:table-cell office:value-type="float" office:value="3.38" calcext:value-type="float">
            <text:p>3.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deira_river</text:p>
          </table:table-cell>
          <table:table-cell table:formula="of:=VLOOKUP([.A104]; [ids.$A$2:.$B$107];2)" office:value-type="float" office:value="65" calcext:value-type="float">
            <text:p>65</text:p>
          </table:table-cell>
          <table:table-cell office:value-type="string" calcext:value-type="string">
            <text:p>Madeira River</text:p>
          </table:table-cell>
          <table:table-cell office:value-type="float" office:value="-8.85" calcext:value-type="float">
            <text:p>-8.85</text:p>
          </table:table-cell>
          <table:table-cell office:value-type="float" office:value="-64.04" calcext:value-type="float">
            <text:p>-64.04</text:p>
          </table:table-cell>
          <table:table-cell office:value-type="float" office:value="3.38" calcext:value-type="float">
            <text:p>3.38</text:p>
          </table:table-cell>
          <table:table-cell office:value-type="float" office:value="2.6" calcext:value-type="float">
            <text:p>2.6</text:p>
          </table:table-cell>
          <table:table-cell office:value-type="float" office:value="3.79" calcext:value-type="float">
            <text:p>3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_china_sea</text:p>
          </table:table-cell>
          <table:table-cell table:formula="of:=VLOOKUP([.A105]; [ids.$A$2:.$B$107];2)" office:value-type="float" office:value="108" calcext:value-type="float">
            <text:p>108</text:p>
          </table:table-cell>
          <table:table-cell office:value-type="string" calcext:value-type="string">
            <text:p>South China Sea</text:p>
          </table:table-cell>
          <table:table-cell office:value-type="float" office:value="18.43" calcext:value-type="float">
            <text:p>18.43</text:p>
          </table:table-cell>
          <table:table-cell office:value-type="float" office:value="112.92" calcext:value-type="float">
            <text:p>112.92</text:p>
          </table:table-cell>
          <table:table-cell office:value-type="float" office:value="2.25" calcext:value-type="float">
            <text:p>2.25</text:p>
          </table:table-cell>
          <table:table-cell office:value-type="float" office:value="3.32" calcext:value-type="float">
            <text:p>3.32</text:p>
          </table:table-cell>
          <table:table-cell office:value-type="float" office:value="3.24" calcext:value-type="float">
            <text:p>3.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ndong_spanish_mackerel</text:p>
          </table:table-cell>
          <table:table-cell table:formula="of:=VLOOKUP([.A106]; [ids.$A$2:.$B$107];2)" office:value-type="float" office:value="101" calcext:value-type="float">
            <text:p>101</text:p>
          </table:table-cell>
          <table:table-cell office:value-type="string" calcext:value-type="string">
            <text:p>Shandong Spanish Mackerel</text:p>
          </table:table-cell>
          <table:table-cell office:value-type="float" office:value="34.61" calcext:value-type="float">
            <text:p>34.61</text:p>
          </table:table-cell>
          <table:table-cell office:value-type="float" office:value="122.4" calcext:value-type="float">
            <text:p>122.4</text:p>
          </table:table-cell>
          <table:table-cell office:value-type="float" office:value="3.25" calcext:value-type="float">
            <text:p>3.25</text:p>
          </table:table-cell>
          <table:table-cell office:value-type="float" office:value="3.68" calcext:value-type="float">
            <text:p>3.68</text:p>
          </table:table-cell>
          <table:table-cell office:value-type="float" office:value="4.05" calcext:value-type="float">
            <text:p>4.05</text:p>
          </table:table-cell>
          <table:table-cell table:number-columns-repeated="1016"/>
        </table:table-row>
      </table:table>
      <table:table table:name="id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k_cra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k_halibu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k_polloc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k_salm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chov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u_spencer_gulf_praw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u_s_zn_rock_lobst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_w_zn_abalon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el_chatr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ilugyun_stationary_traw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istol_bay_sockeye_salm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ntral_sl_demersa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inook_salm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ungeness_cra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u_purse_seine_tun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ish_trawl_offshor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_blue_cra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l_spiny_lobst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l_stone_crab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ujian_swimming_crab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ambia_artisanal_sole_and_catfish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ambia_try_oyster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hana_artisanal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hana_axim_artisana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om_snappe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uangdong_cuttlefish-squi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ujarat_traw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india_abnj_longliner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ndia_motorized_longlin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dustrial_tun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s_lobst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ailin_nad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aimana_artisanal_finfish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aimana_bagan_baitfish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aimana_mud_crab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enya_octopu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enya_shimoni_artisana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a_paz_bivalv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a_paz_chocolat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iberia_robertsport_artisan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iberia_semi-industria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iberia_westpoint_artisanal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ombok_shark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ongline_tuna_taiwa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ouisiana_shrimp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deira_riv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lawi_lake_chiut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rket_squi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wlamyine_croaker-hils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orocco_central_zon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rocco_southern_zon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v_skipjack_tun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aya-ura_set_ne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earshore_finfish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e_groundfish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o_co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o_purse_sein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_sb_demersal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_sb_yellowfin_tun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z_hoki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ofunato_saury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funato_set_net_salmo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r_dungeness_crab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abna_sadullaspracol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acific_groundfish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ilippines_blue_crab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ince_william_sound_salmo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urse_seine_tun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ock_crab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ablefish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rdine_purse_sein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c_inshore_artisanal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c_sea_cucumbe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c_semi-industrial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a_cucumber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a_urchin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_baltic_co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negal_artisanal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negal_ngaparou_artisanal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_sl_blue_swming_crab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_sl_skipjack_tun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handong_spanish_mackerel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hrimp_artisanal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hrimp_industrial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hrimp_trawl_inshor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ierra_leone_sherbr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ierra_leone_tomb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_india_trawl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outh_china_se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outheast_alaska_salmon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piny_lobste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pot_prawn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_sb_demersal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_sb_yellowfin_tun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_sl_grouper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_sm_blue_swming_crab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uruga_pink_shrimp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hanh_ho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okyo_bay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oshi_small_boa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uganda_lake_victoria_daga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uganda_lake_victoria_tilapi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ganda_nile_perch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agu_lobster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wan_shan_island</text:p>
          </table:table-cell>
          <table:table-cell office:value-type="float" office:value="124" calcext:value-type="float">
            <text:p>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2:53:46.341439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2:56:35.098904071</dc:date>
    <meta:editing-duration>PT4M40S</meta:editing-duration>
    <meta:editing-cycles>2</meta:editing-cycles>
    <meta:generator>LibreOffice/5.1.4.2$Linux_X86_64 LibreOffice_project/10m0$Build-2</meta:generator>
    <meta:document-statistic meta:table-count="2" meta:cell-count="1062" meta:object-count="0"/>
  </office:meta>
</office:document-meta>
</file>